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none"/>
    </style:style>
    <style:style style:name="Table2" style:family="table">
      <style:table-properties style:width="6.9271in" fo:margin-left="0in" fo:margin-right="-0.0021in" table:align="margins"/>
    </style:style>
    <style:style style:name="Table2.A" style:family="table-column">
      <style:table-column-properties style:column-width="0.925in" style:rel-column-width="8751*"/>
    </style:style>
    <style:style style:name="Table2.B" style:family="table-column">
      <style:table-column-properties style:column-width="0.9188in" style:rel-column-width="8692*"/>
    </style:style>
    <style:style style:name="Table2.C" style:family="table-column">
      <style:table-column-properties style:column-width="0.8535in" style:rel-column-width="8074*"/>
    </style:style>
    <style:style style:name="Table2.D" style:family="table-column">
      <style:table-column-properties style:column-width="0.9694in" style:rel-column-width="9171*"/>
    </style:style>
    <style:style style:name="Table2.E" style:family="table-column">
      <style:table-column-properties style:column-width="1.1132in" style:rel-column-width="10531*"/>
    </style:style>
    <style:style style:name="Table2.F" style:family="table-column">
      <style:table-column-properties style:column-width="1.1354in" style:rel-column-width="10741*"/>
    </style:style>
    <style:style style:name="Table2.G" style:family="table-column">
      <style:table-column-properties style:column-width="1.0118in" style:rel-column-width="9575*"/>
    </style:style>
    <style:style style:name="Table2.A1" style:family="table-cell">
      <style:table-cell-properties fo:padding="0.0382in" fo:border="none"/>
    </style:style>
    <style:style style:name="Table3" style:family="table">
      <style:table-properties style:width="6.925in" table:align="margins" style:may-break-between-rows="fals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13" style:family="table-cell">
      <style:table-cell-properties fo:padding="0.0382in" fo:border-left="0.0007in solid #000000" fo:border-right="none" fo:border-top="none" fo:border-bottom="0.0007in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background-color="#ff9966" fo:padding="0.0382in" fo:border-left="0.0007in solid #000000" fo:border-right="none" fo:border-top="none" fo:border-bottom="0.0007in solid #000000">
        <style:background-image/>
      </style:table-cell-properties>
    </style:style>
    <style:style style:name="Table4.D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4.A6" style:family="table-cell">
      <style:table-cell-properties fo:background-color="#ffcc99" fo:padding="0.0382in" fo:border-left="0.0007in solid #000000" fo:border-right="none" fo:border-top="none" fo:border-bottom="0.0007in solid #000000">
        <style:background-image/>
      </style:table-cell-properties>
    </style:style>
    <style:style style:name="Table4.D6" style:family="table-cell">
      <style:table-cell-properties fo:background-color="#ffcc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style:tab-stops>
          <style:tab-stop style:position="6.9063in" style:type="right"/>
          <style:tab-stop style:position="6.9252in" style:type="right"/>
        </style:tab-stops>
      </style:paragraph-properties>
      <style:text-properties fo:font-size="10pt" style:font-size-asian="10pt" style:font-size-complex="10pt"/>
    </style:style>
    <style:style style:name="P2" style:family="paragraph" style:parent-style-name="Frame_20_contents">
      <style:paragraph-properties fo:text-align="center" style:justify-single-word="false"/>
      <style:text-properties fo:font-size="24pt" style:font-size-asian="24pt" style:font-size-complex="24pt"/>
    </style:style>
    <style:style style:name="P3" style:family="paragraph" style:parent-style-name="Frame_20_contents">
      <style:paragraph-properties fo:text-align="center" style:justify-single-word="false"/>
      <style:text-properties fo:font-size="12pt" style:font-size-asian="12pt" style:font-size-complex="12pt"/>
    </style:style>
    <style:style style:name="P4" style:family="paragraph" style:parent-style-name="Standard" style:master-page-name="">
      <style:paragraph-properties fo:keep-together="always" style:page-number="auto" fo:keep-with-next="always"/>
      <style:text-properties fo:font-weight="normal" style:font-weight-asian="normal" style:font-weight-complex="normal"/>
    </style:style>
    <style:style style:name="P5" style:family="paragraph" style:parent-style-name="Standard" style:master-page-name="">
      <style:paragraph-properties fo:keep-together="always" style:page-number="auto" fo:keep-with-next="always"/>
    </style:style>
    <style:style style:name="P6" style:family="paragraph" style:parent-style-name="Text_20_body" style:master-page-name="">
      <style:paragraph-properties fo:keep-together="always" style:page-number="auto" fo:keep-with-next="always"/>
      <style:text-properties fo:font-weight="normal" style:font-weight-asian="normal" style:font-weight-complex="normal"/>
    </style:style>
    <style:style style:name="P7" style:family="paragraph" style:parent-style-name="Standard" style:master-page-name="">
      <style:paragraph-properties fo:text-align="center" style:justify-single-word="false" fo:keep-together="always" style:page-number="auto"/>
    </style:style>
    <style:style style:name="P8" style:family="paragraph" style:parent-style-name="Code" style:master-page-name="">
      <style:paragraph-properties fo:keep-together="always" style:page-number="auto" fo:keep-with-next="auto"/>
      <style:text-properties fo:font-weight="normal" style:font-weight-asian="normal" style:font-weight-complex="normal"/>
    </style:style>
    <style:style style:name="P9" style:family="paragraph" style:parent-style-name="Text_20_body">
      <style:paragraph-properties fo:keep-together="always"/>
      <style:text-properties fo:font-weight="normal" style:font-weight-asian="normal" style:font-weight-complex="normal"/>
    </style:style>
    <style:style style:name="P10" style:family="paragraph" style:parent-style-name="Text_20_body">
      <style:paragraph-properties fo:keep-together="always"/>
      <style:text-properties fo:font-weight="bold" style:font-weight-asian="bold" style:font-weight-complex="bold"/>
    </style:style>
    <style:style style:name="P11" style:family="paragraph" style:parent-style-name="Text_20_body">
      <style:paragraph-properties fo:keep-together="always"/>
    </style:style>
    <style:style style:name="P12" style:family="paragraph" style:parent-style-name="Text_20_body">
      <style:paragraph-properties fo:keep-together="always" fo:keep-with-next="always"/>
      <style:text-properties fo:font-weight="normal" style:font-weight-asian="normal" style:font-weight-complex="normal"/>
    </style:style>
    <style:style style:name="P13" style:family="paragraph" style:parent-style-name="Standard">
      <style:paragraph-properties fo:keep-together="always"/>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keep-together="always"/>
      <style:text-properties fo:font-weight="normal" style:font-weight-asian="normal" style:font-weight-complex="normal"/>
    </style:style>
    <style:style style:name="P16" style:family="paragraph" style:parent-style-name="Standard">
      <style:paragraph-properties fo:keep-together="always" fo:break-before="page"/>
    </style:style>
    <style:style style:name="P17" style:family="paragraph" style:parent-style-name="Code">
      <style:paragraph-properties fo:keep-together="always"/>
    </style:style>
    <style:style style:name="P18" style:family="paragraph" style:parent-style-name="Code">
      <style:text-properties fo:font-weight="normal" style:font-weight-asian="normal" style:font-weight-complex="normal"/>
    </style:style>
    <style:style style:name="P19" style:family="paragraph" style:parent-style-name="Code">
      <style:paragraph-properties fo:keep-together="always"/>
      <style:text-properties fo:font-weight="normal" style:font-weight-asian="normal" style:font-weight-complex="normal"/>
    </style:style>
    <style:style style:name="P20" style:family="paragraph" style:parent-style-name="Code">
      <style:paragraph-properties fo:keep-together="always"/>
      <style:text-properties fo:color="#ff0000" fo:font-weight="normal" style:font-weight-asian="normal" style:font-weight-complex="normal"/>
    </style:style>
    <style:style style:name="P21" style:family="paragraph" style:parent-style-name="Code">
      <style:text-properties style:use-window-font-color="true" fo:font-weight="normal" style:font-weight-asian="normal" style:font-weight-complex="normal"/>
    </style:style>
    <style:style style:name="P22" style:family="paragraph" style:parent-style-name="Code">
      <style:paragraph-properties fo:keep-together="always"/>
      <style:text-properties style:use-window-font-color="true" fo:font-weight="normal" style:font-weight-asian="normal" style:font-weight-complex="normal"/>
    </style:style>
    <style:style style:name="P23" style:family="paragraph" style:parent-style-name="Table_20_Contents">
      <style:paragraph-properties fo:keep-together="always"/>
    </style:style>
    <style:style style:name="P24" style:family="paragraph" style:parent-style-name="Table_20_Contents">
      <style:paragraph-properties fo:keep-together="always"/>
      <style:text-properties fo:background-color="transparent"/>
    </style:style>
    <style:style style:name="P25" style:family="paragraph" style:parent-style-name="Text_20_body" style:list-style-name="L2">
      <style:paragraph-properties fo:keep-together="always"/>
      <style:text-properties fo:font-weight="normal" style:font-weight-asian="normal" style:font-weight-complex="normal"/>
    </style:style>
    <style:style style:name="P26" style:family="paragraph" style:parent-style-name="Text_20_body" style:list-style-name="L4">
      <style:paragraph-properties fo:keep-together="always"/>
      <style:text-properties fo:font-weight="normal" style:font-weight-asian="normal" style:font-weight-complex="normal"/>
    </style:style>
    <style:style style:name="P27" style:family="paragraph" style:parent-style-name="Text_20_body" style:list-style-name="L2">
      <style:paragraph-properties fo:keep-together="always"/>
      <style:text-properties fo:font-weight="bold" style:font-weight-asian="bold" style:font-weight-complex="bold"/>
    </style:style>
    <style:style style:name="P28" style:family="paragraph" style:parent-style-name="Text_20_body" style:list-style-name="L5">
      <style:paragraph-properties fo:keep-together="always"/>
    </style:style>
    <style:style style:name="P29" style:family="paragraph" style:parent-style-name="Text_20_body" style:list-style-name="L2">
      <style:paragraph-properties fo:keep-together="always" fo:keep-with-next="always"/>
      <style:text-properties fo:font-weight="normal" style:font-weight-asian="normal" style:font-weight-complex="normal"/>
    </style:style>
    <style:style style:name="P30" style:family="paragraph" style:parent-style-name="Standard" style:list-style-name="L1">
      <style:paragraph-properties fo:keep-together="always"/>
    </style:style>
    <style:style style:name="P31" style:family="paragraph" style:parent-style-name="Standard" style:list-style-name="L3">
      <style:paragraph-properties fo:keep-together="always"/>
    </style:style>
    <style:style style:name="P32" style:family="paragraph" style:parent-style-name="Standard" style:list-style-name="L1">
      <style:paragraph-properties fo:keep-together="always"/>
      <style:text-properties fo:font-weight="bold" style:font-weight-asian="bold" style:font-weight-complex="bold"/>
    </style:style>
    <style:style style:name="P33" style:family="paragraph" style:parent-style-name="Standard" style:list-style-name="L3">
      <style:paragraph-properties fo:keep-together="always"/>
      <style:text-properties fo:font-weight="bold" style:font-weight-asian="bold" style:font-weight-complex="bold"/>
    </style:style>
    <style:style style:name="P34" style:family="paragraph" style:parent-style-name="Standard" style:list-style-name="L3"/>
    <style:style style:name="P35" style:family="paragraph" style:parent-style-name="Standard" style:list-style-name="L3" style:master-page-name="">
      <style:paragraph-properties fo:keep-together="always" style:page-number="auto"/>
    </style:style>
    <style:style style:name="P36" style:family="paragraph" style:parent-style-name="Code">
      <style:text-properties fo:font-weight="normal" style:font-weight-asian="normal" style:font-weight-complex="normal"/>
    </style:style>
    <style:style style:name="P37" style:family="paragraph" style:parent-style-name="Code">
      <style:paragraph-properties fo:keep-together="always"/>
      <style:text-properties fo:font-weight="normal" style:font-weight-asian="normal" style:font-weight-complex="normal"/>
    </style:style>
    <style:style style:name="P38" style:family="paragraph" style:parent-style-name="Code">
      <style:paragraph-properties fo:keep-together="always"/>
      <style:text-properties fo:color="#ff0000" fo:font-weight="normal" style:font-weight-asian="normal" style:font-weight-complex="normal"/>
    </style:style>
    <style:style style:name="P39" style:family="paragraph" style:parent-style-name="Heading_20_1">
      <style:paragraph-properties fo:keep-together="always"/>
      <style:text-properties fo:font-weight="bold" style:font-weight-asian="bold" style:font-weight-complex="bold"/>
    </style:style>
    <style:style style:name="P40" style:family="paragraph" style:parent-style-name="Heading_20_1">
      <style:paragraph-properties fo:keep-together="always"/>
      <style:text-properties fo:font-weight="bold" style:font-weight-asian="normal" style:font-weight-complex="bold"/>
    </style:style>
    <style:style style:name="P41" style:family="paragraph" style:parent-style-name="Heading_20_1">
      <style:paragraph-properties fo:keep-together="always"/>
    </style:style>
    <style:style style:name="P42" style:family="paragraph" style:parent-style-name="Heading_20_1">
      <style:paragraph-properties fo:keep-together="always" fo:break-before="page"/>
    </style:style>
    <style:style style:name="P43" style:family="paragraph" style:parent-style-name="Heading_20_1">
      <style:paragraph-properties fo:keep-together="always" fo:break-before="page"/>
      <style:text-properties fo:font-weight="bold" style:font-weight-asian="bold" style:font-weight-complex="bold"/>
    </style:style>
    <style:style style:name="P44" style:family="paragraph" style:parent-style-name="Heading_20_1" style:master-page-name="">
      <style:paragraph-properties fo:keep-together="always" style:page-number="auto" fo:keep-with-next="always"/>
      <style:text-properties fo:font-weight="bold" style:font-weight-asian="bold" style:font-weight-complex="bold"/>
    </style:style>
    <style:style style:name="P45" style:family="paragraph" style:parent-style-name="Heading_20_6">
      <style:paragraph-properties fo:keep-together="alway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T4" style:family="text">
      <style:text-properties style:font-name="Times New Roman1"/>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Frame">
      <style:graphic-properties style:vertical-pos="middle" style:vertical-rel="page-content" style:horizontal-pos="center" style:horizontal-rel="page" fo:padding="0in" fo:border="none" style:shadow="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4in">
          <text:p text:style-name="P2"><text:title>The RDX Extension Language Reference</text:title></text:p>
          <text:p text:style-name="P3">©2012-2013 Eric Lasota/Gale Force Games</text:p>
          <text:p text:style-name="P3">Version Pre-17 – April 9, 2013</text:p>
        </draw:text-box>
      </draw:frame>
      <text:p text:style-name="P7"/>
      <text:p text:style-name="P16">The RDX language is primarily inspired by C# and contains many of the same characteristics. <text:s/>There are several key points where they diverge:</text:p>
      <text:list xml:id="list37188745" text:style-name="L1">
        <text:list-item>
          <text:p text:style-name="P30"><text:span text:style-name="T1">Linkage guarantees are weaker:</text:span> Adding virtual functions or properties to a type may cause dependencies to behave incorrectly even if those additions are not used.</text:p>
        </text:list-item>
        <text:list-item>
          <text:p text:style-name="P30"><text:span text:style-name="T1">By-reference data is per-type, not per-value:</text:span> You can not declare parameters “out” or “ref”, but structs are by passed by reference to parameters unless declared “byval”.</text:p>
        </text:list-item>
        <text:list-item>
          <text:p text:style-name="P32">Multiple return values are supported<text:span text:style-name="T2">.</text:span></text:p>
        </text:list-item>
        <text:list-item>
          <text:p text:style-name="P32">Operate-and-assign constructs are statements, not expressions.</text:p>
        </text:list-item>
        <text:list-item>
          <text:p text:style-name="P30"><text:span text:style-name="T1">Code is only ever executed when it is explicitly invoked.</text:span> <text:s/>Using a parameterized “new” will call the “Initialize” method automatically, but deserializing an object, creating it from the runtime, or creating it using a property-assigning “new” will not. <text:s/>Property and resource defaults can not execute code.</text:p>
        </text:list-item>
        <text:list-item>
          <text:p text:style-name="P30"><text:span text:style-name="T1">Templated types are expanded at compile-time.</text:span> <text:s/>They are also not lazily-evaluated.</text:p>
        </text:list-item>
        <text:list-item>
          <text:p text:style-name="P32">Structs can not implement interfaces.</text:p>
        </text:list-item>
        <text:list-item>
          <text:p text:style-name="P32">Structs are not objects and can not be cast to the core object type.</text:p>
        </text:list-item>
        <text:list-item>
          <text:p text:style-name="P32">What C# calls “fields” are called “properties” in RDX.</text:p>
        </text:list-item>
        <text:list-item>
          <text:p text:style-name="P32">What C# calls “properties” are “intercept methods” in RDX.<text:span text:style-name="T2"> <text:s/>Intercept methods can have multiple set overloads and may be of a different type from the value-returning intercept of the same name.</text:span></text:p>
        </text:list-item>
        <text:list-item>
          <text:p text:style-name="P30"><text:span text:style-name="T1">RDX never moves objects.</text:span> <text:s/>Objects map 1:1 with C++ types internally and never move.</text:p>
        </text:list-item>
        <text:list-item>
          <text:p text:style-name="P32">Conversion is implemented by the type being converted from, not the type being converted to.</text:p>
        </text:list-item>
        <text:list-item>
          <text:p text:style-name="P32">Locals are initialized starting from the first local, not the local from the left of the =.<text:span text:style-name="T2"> <text:s/>This is because you can initialize locals with multiple-value expressions.</text:span></text:p>
        </text:list-item>
        <text:list-item>
          <text:p text:style-name="P32">Everything in RDX is serializable, including threads.</text:p>
        </text:list-item>
      </text:list>
      <text:p text:style-name="P13"/>
      <text:h text:style-name="P42" text:outline-level="1">Project structure</text:h>
      <text:p text:style-name="P11">RDX's build manager is created in Lua. <text:s/>Project files are mainly expected to return a project object containing an output file path, a list of files, and a list of namespaces to include in the output file. <text:s/>The build manager also supports an “importproject” directive, which will import source files from another project.</text:p>
      <text:p text:style-name="P17">local projectInfo =</text:p>
      <text:p text:style-name="P17">{</text:p>
      <text:p text:style-name="P17"><text:tab/>outputFile = "rdxclasses/Apps/Common.rxt", <text:span text:style-name="T3">← Output package file</text:span></text:p>
      <text:p text:style-name="P17"/>
      <text:p text:style-name="P17"><text:tab/>files =</text:p>
      <text:p text:style-name="P17"><text:tab/>{</text:p>
      <text:p text:style-name="P17"><text:tab/><text:tab/>"rdxsrc/Apps/common.rdx", <text:s text:c="2"/><text:span text:style-name="T3">← Source file</text:span></text:p>
      <text:p text:style-name="P17"><text:tab/>},</text:p>
      <text:p text:style-name="P17"/>
      <text:p text:style-name="P17"><text:tab/>namespaces =</text:p>
      <text:p text:style-name="P17"><text:tab/>{</text:p>
      <text:p text:style-name="P17"><text:tab/><text:tab/>"Apps.Common", <text:s text:c="3"/><text:span text:style-name="T3">← Exported namespaces</text:span></text:p>
      <text:p text:style-name="P17"><text:tab/>},</text:p>
      <text:p text:style-name="P17">}</text:p>
      <text:p text:style-name="P17"/>
      <text:p text:style-name="P17">importproject(projectInfo, "rdxsrc/Core.rdxproj") <text:span text:style-name="T3">← Import project directive</text:span></text:p>
      <text:p text:style-name="P17"/>
      <text:p text:style-name="P17">return projectInfo</text:p>
      <text:p text:style-name="P13"/>
      <text:p text:style-name="P13">RDXC always outputs in the RDX Text package format, which has a standard extension of “.rxt”</text:p>
      <text:h text:style-name="P42" text:outline-level="1">Lexical analysis</text:h>
      <text:p text:style-name="P11">RDX files consist of series of characters which, depending on which character started the sequence, can be grouped with following characters.</text:p>
      <text:p text:style-name="P11">The main groupings of characters are:</text:p>
      <text:h text:style-name="P45" text:outline-level="6">Whitespace</text:h>
      <text:p text:style-name="P11">Whitespace sequences start with any character with an ASCII value of 32 or less, grouped with any other such characters. <text:s/>Spaces, tabs, and carriage returns for example are all considered whitespace. <text:s/>Whitespace is ignored by further stages in the compiler.</text:p>
      <text:h text:style-name="P45" text:outline-level="6">Single-line comments</text:h>
      <text:p text:style-name="P11">Single-line comments start with the character sequence “//” and continue until an ASCII character of 10 or 13 is encountered. <text:s/>These are ignored by further stages of the compiler and can be used to insert notes into your code.</text:p>
      <text:h text:style-name="P45" text:outline-level="6">Multi-line comments</text:h>
      <text:p text:style-name="P11">Multi-line comments start with the character sequence “/*” and continue until the sequence “*/” is encountered. <text:s/>These are ignored by further stages of the compiler and can be used to insert notes into your code.</text:p>
      <text:h text:style-name="P45" text:outline-level="6">Strings</text:h>
      <text:p text:style-name="P13">Strings start with a double-quote character (<text:span text:style-name="T4">"</text:span>). <text:s/>If a backslash (\) character is encountered in the sequence, the next character can not terminate the string, but is translated to a different character based on the escape table. <text:s/>If a double-quote character that is NOT an escape is encountered, the string ends. <text:s/>Carriage returns in the middle of a string are illegal and will result in a compiler error.</text:p>
      <text:h text:style-name="P45" text:outline-level="6">Punctuation</text:h>
      <text:p text:style-name="P11">Punctuation are any of several special reserved character sequences, checked for in this order:</text:p>
      <table:table table:name="Table1" table:style-name="Table1">
        <table:table-column table:style-name="Table1.A" table:number-columns-repeated="10"/>
        <table:table-column table:style-name="Table1.K"/>
        <table:table-row>
          <table:table-cell table:style-name="Table1.A1" office:value-type="string">
            <text:p text:style-name="P17">:&lt;</text:p>
          </table:table-cell>
          <table:table-cell table:style-name="Table1.A1" office:value-type="string">
            <text:p text:style-name="P17">&lt;=</text:p>
          </table:table-cell>
          <table:table-cell table:style-name="Table1.A1" office:value-type="string">
            <text:p text:style-name="P17">&gt;=</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row>
        <table:table-row>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row>
        <table:table-row>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lt;</text:p>
          </table:table-cell>
          <table:table-cell table:style-name="Table1.A1" office:value-type="string">
            <text:p text:style-name="P17">&gt;</text:p>
          </table:table-cell>
          <table:table-cell table:style-name="Table1.A1" office:value-type="string">
            <text:p text:style-name="P17">&amp;</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3"/>
          </table:table-cell>
        </table:table-row>
      </table:table>
      <text:p text:style-name="P13"/>
      <text:p text:style-name="P13">Longer sequences are always preferred, so the sequence “&gt;=” will always be parsed as “&gt;=”, not “&gt;” followed by “=”</text:p>
      <text:h text:style-name="P45" text:outline-level="6"><text:soft-page-break/>Numbers</text:h>
      <text:p text:style-name="P11">Numbers start with any digit (0, 1, 2, 3, 4, 5, 6, 7, 8, 9) and continue as long as the next character is “f”, “.”, or “^”. <text:s/>If a carat character (“^”) is encountered and the next character is a minus sign (“-”), then that character is also included in the number and the sequence continues.</text:p>
      <text:h text:style-name="P45" text:outline-level="6">Names</text:h>
      <text:p text:style-name="P11">Names start with character in the set (a, b, c, d, e, f, g, h, i, j, k, l, m, n, o, p, q, r, s, t, u, v, w, x, y, z, A, B, C, D, E, F, G, H, I, J, K, L, M, N, O, P, Q, R, S, T, U, V, W, X, Y, Z, _) and continue including any character in that set as well as any digit.</text:p>
      <text:p text:style-name="P11">For example, the sequence “myName_1” would be parsed as a single name.</text:p>
      <text:h text:style-name="P45" text:outline-level="6">Reserved words</text:h>
      <text:p text:style-name="P11">If a name resolves as any of the following sequences, then it will be treated as a reserved word of that type rather than a n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7">abstract</text:p>
          </table:table-cell>
          <table:table-cell table:style-name="Table2.A1" office:value-type="string">
            <text:p text:style-name="P17">anonymous</text:p>
          </table:table-cell>
          <table:table-cell table:style-name="Table2.A1" office:value-type="string">
            <text:p text:style-name="P17">as</text:p>
          </table:table-cell>
          <table:table-cell table:style-name="Table2.A1" office:value-type="string">
            <text:p text:style-name="P17">branching</text:p>
          </table:table-cell>
          <table:table-cell table:style-name="Table2.A1" office:value-type="string">
            <text:p text:style-name="P17">break</text:p>
          </table:table-cell>
          <table:table-cell table:style-name="Table2.A1" office:value-type="string">
            <text:p text:style-name="P17">byval</text:p>
          </table:table-cell>
          <table:table-cell table:style-name="Table2.A1" office:value-type="string">
            <text:p text:style-name="P17">case</text:p>
          </table:table-cell>
        </table:table-row>
        <table:table-row>
          <table:table-cell table:style-name="Table2.A1" office:value-type="string">
            <text:p text:style-name="P17">catch</text:p>
          </table:table-cell>
          <table:table-cell table:style-name="Table2.A1" office:value-type="string">
            <text:p text:style-name="P17">class</text:p>
          </table:table-cell>
          <table:table-cell table:style-name="Table2.A1" office:value-type="string">
            <text:p text:style-name="P17">coerce</text:p>
          </table:table-cell>
          <table:table-cell table:style-name="Table2.A1" office:value-type="string">
            <text:p text:style-name="P17">const</text:p>
          </table:table-cell>
          <table:table-cell table:style-name="Table2.A1" office:value-type="string">
            <text:p text:style-name="P17">continue</text:p>
          </table:table-cell>
          <table:table-cell table:style-name="Table2.A1" office:value-type="string">
            <text:p text:style-name="P17">default</text:p>
          </table:table-cell>
          <table:table-cell table:style-name="Table2.A1" office:value-type="string">
            <text:p text:style-name="P17">delegate</text:p>
          </table:table-cell>
        </table:table-row>
        <table:table-row>
          <table:table-cell table:style-name="Table2.A1" office:value-type="string">
            <text:p text:style-name="P17">do</text:p>
          </table:table-cell>
          <table:table-cell table:style-name="Table2.A1" office:value-type="string">
            <text:p text:style-name="P17">else</text:p>
          </table:table-cell>
          <table:table-cell table:style-name="Table2.A1" office:value-type="string">
            <text:p text:style-name="P17">enum</text:p>
          </table:table-cell>
          <table:table-cell table:style-name="Table2.A1" office:value-type="string">
            <text:p text:style-name="P17">explicit</text:p>
          </table:table-cell>
          <table:table-cell table:style-name="Table2.A1" office:value-type="string">
            <text:p text:style-name="P17">extends</text:p>
          </table:table-cell>
          <table:table-cell table:style-name="Table2.A1" office:value-type="string">
            <text:p text:style-name="P17">false</text:p>
          </table:table-cell>
          <table:table-cell table:style-name="Table2.A1" office:value-type="string">
            <text:p text:style-name="P17">final</text:p>
          </table:table-cell>
        </table:table-row>
        <table:table-row>
          <table:table-cell table:style-name="Table2.A1" office:value-type="string">
            <text:p text:style-name="P17">finally</text:p>
          </table:table-cell>
          <table:table-cell table:style-name="Table2.A1" office:value-type="string">
            <text:p text:style-name="P17">for</text:p>
          </table:table-cell>
          <table:table-cell table:style-name="Table2.A1" office:value-type="string">
            <text:p text:style-name="P17">foreach</text:p>
          </table:table-cell>
          <table:table-cell table:style-name="Table2.A1" office:value-type="string">
            <text:p text:style-name="P17">function</text:p>
          </table:table-cell>
          <table:table-cell table:style-name="Table2.A1" office:value-type="string">
            <text:p text:style-name="P17">if</text:p>
          </table:table-cell>
          <table:table-cell table:style-name="Table2.A1" office:value-type="string">
            <text:p text:style-name="P17">implements</text:p>
          </table:table-cell>
          <table:table-cell table:style-name="Table2.A1" office:value-type="string">
            <text:p text:style-name="P17">in</text:p>
          </table:table-cell>
        </table:table-row>
        <table:table-row>
          <table:table-cell table:style-name="Table2.A1" office:value-type="string">
            <text:p text:style-name="P17">intercept</text:p>
          </table:table-cell>
          <table:table-cell table:style-name="Table2.A1" office:value-type="string">
            <text:p text:style-name="P17">interface</text:p>
          </table:table-cell>
          <table:table-cell table:style-name="Table2.A1" office:value-type="string">
            <text:p text:style-name="P17">local</text:p>
          </table:table-cell>
          <table:table-cell table:style-name="Table2.A1" office:value-type="string">
            <text:p text:style-name="P17">localized</text:p>
          </table:table-cell>
          <table:table-cell table:style-name="Table2.A1" office:value-type="string">
            <text:p text:style-name="P17">mustbeconst</text:p>
          </table:table-cell>
          <table:table-cell table:style-name="Table2.A1" office:value-type="string">
            <text:p text:style-name="P17">mustberef</text:p>
          </table:table-cell>
          <table:table-cell table:style-name="Table2.A1" office:value-type="string">
            <text:p text:style-name="P17">native</text:p>
          </table:table-cell>
        </table:table-row>
        <table:table-row>
          <table:table-cell table:style-name="Table2.A1" office:value-type="string">
            <text:p text:style-name="P17">namespace</text:p>
          </table:table-cell>
          <table:table-cell table:style-name="Table2.A1" office:value-type="string">
            <text:p text:style-name="P17">new</text:p>
          </table:table-cell>
          <table:table-cell table:style-name="Table2.A1" office:value-type="string">
            <text:p text:style-name="P17">notnull</text:p>
          </table:table-cell>
          <table:table-cell table:style-name="Table2.A1" office:value-type="string">
            <text:p text:style-name="P17">null</text:p>
          </table:table-cell>
          <table:table-cell table:style-name="Table2.A1" office:value-type="string">
            <text:p text:style-name="P17">private</text:p>
          </table:table-cell>
          <table:table-cell table:style-name="Table2.A1" office:value-type="string">
            <text:p text:style-name="P17">promote</text:p>
          </table:table-cell>
          <table:table-cell table:style-name="Table2.A1" office:value-type="string">
            <text:p text:style-name="P17">property</text:p>
          </table:table-cell>
        </table:table-row>
        <table:table-row>
          <table:table-cell table:style-name="Table2.A1" office:value-type="string">
            <text:p text:style-name="P17">protected</text:p>
          </table:table-cell>
          <table:table-cell table:style-name="Table2.A1" office:value-type="string">
            <text:p text:style-name="P17">public</text:p>
          </table:table-cell>
          <table:table-cell table:style-name="Table2.A1" office:value-type="string">
            <text:p text:style-name="P17">resource</text:p>
          </table:table-cell>
          <table:table-cell table:style-name="Table2.A1" office:value-type="string">
            <text:p text:style-name="P17">return</text:p>
          </table:table-cell>
          <table:table-cell table:style-name="Table2.A1" office:value-type="string">
            <text:p text:style-name="P17">static</text:p>
          </table:table-cell>
          <table:table-cell table:style-name="Table2.A1" office:value-type="string">
            <text:p text:style-name="P17">struct</text:p>
          </table:table-cell>
          <table:table-cell table:style-name="Table2.A1" office:value-type="string">
            <text:p text:style-name="P17">switch</text:p>
          </table:table-cell>
        </table:table-row>
        <table:table-row>
          <table:table-cell table:style-name="Table2.A1" office:value-type="string">
            <text:p text:style-name="P17">this</text:p>
          </table:table-cell>
          <table:table-cell table:style-name="Table2.A1" office:value-type="string">
            <text:p text:style-name="P17">throw</text:p>
          </table:table-cell>
          <table:table-cell table:style-name="Table2.A1" office:value-type="string">
            <text:p text:style-name="P17">try</text:p>
          </table:table-cell>
          <table:table-cell table:style-name="Table2.A1" office:value-type="string">
            <text:p text:style-name="P17">true</text:p>
          </table:table-cell>
          <table:table-cell table:style-name="Table2.A1" office:value-type="string">
            <text:p text:style-name="P17">tuple</text:p>
          </table:table-cell>
          <table:table-cell table:style-name="Table2.A1" office:value-type="string">
            <text:p text:style-name="P17">typedef</text:p>
          </table:table-cell>
          <table:table-cell table:style-name="Table2.A1" office:value-type="string">
            <text:p text:style-name="P17">typeof</text:p>
          </table:table-cell>
        </table:table-row>
        <table:table-row>
          <table:table-cell table:style-name="Table2.A1" office:value-type="string">
            <text:p text:style-name="P17">using</text:p>
          </table:table-cell>
          <table:table-cell table:style-name="Table2.A1" office:value-type="string">
            <text:p text:style-name="P17">virtual</text:p>
          </table:table-cell>
          <table:table-cell table:style-name="Table2.A1" office:value-type="string">
            <text:p text:style-name="P17">void</text:p>
          </table:table-cell>
          <table:table-cell table:style-name="Table2.A1" office:value-type="string">
            <text:p text:style-name="P17">while</text:p>
          </table:table-cell>
          <table:table-cell table:style-name="Table2.A1" office:value-type="string">
            <text:p text:style-name="P13"/>
          </table:table-cell>
          <table:table-cell table:style-name="Table2.A1" office:value-type="string">
            <text:p text:style-name="Standard"/>
          </table:table-cell>
          <table:table-cell table:style-name="Table2.A1" office:value-type="string">
            <text:p text:style-name="P13"/>
          </table:table-cell>
        </table:table-row>
      </table:table>
      <text:p text:style-name="P11"/>
      <text:h text:style-name="P42" text:outline-level="1">Namespaces</text:h>
      <text:p text:style-name="P11">A namespace is a virtual region that can contain <text:span text:style-name="T1">members</text:span><text:span text:style-name="T2">. <text:s/>The members of a namespace are always looked up using </text:span><text:span text:style-name="T1">name</text:span><text:span text:style-name="T2"> tokens. <text:s/>Each source file is, itself, a namespace.</text:span></text:p>
      <text:p text:style-name="P9">If two members are declared in separate namespaces but have the same name, then they are distinctly different. <text:s/>For example:</text:p>
      <text:p text:style-name="P19">public class MyClass</text:p>
      <text:p text:style-name="P19">{</text:p>
      <text:p text:style-name="P19">}</text:p>
      <text:p text:style-name="P19"/>
      <text:p text:style-name="P19">namespace MyNamespace</text:p>
      <text:p text:style-name="P19">{</text:p>
      <text:p text:style-name="P19"><text:tab/>public class MyClass</text:p>
      <text:p text:style-name="P19"><text:tab/>{</text:p>
      <text:p text:style-name="P19"><text:tab/>}</text:p>
      <text:p text:style-name="P19">}</text:p>
      <text:p text:style-name="P15"/>
      <text:p text:style-name="P15">The first class has a fully-qualified name of MyClass. <text:s/>The second has a fully-qualified name of “MyNamespace.MyClass”</text:p>
      <text:p text:style-name="P15"/>
      <text:p text:style-name="P13"><text:span text:style-name="T2">In addition, </text:span><text:span text:style-name="T1">structured types</text:span><text:span text:style-name="T2"> themselves act as namespaces, any members of a class can be indexed the same as if it was a namespace.</text:span></text:p>
      <text:h text:style-name="P39" text:outline-level="1">Structured types</text:h>
      <text:p text:style-name="P11"><text:span text:style-name="T2">Most data in RDX is stored as or inside of a </text:span><text:span text:style-name="T1">structured type</text:span><text:span text:style-name="T2">. <text:s/>Structured types include classes and structs, both of which can contain numerous </text:span><text:span text:style-name="T1">methods</text:span><text:span text:style-name="T2"> and </text:span><text:span text:style-name="T1">properties</text:span><text:span text:style-name="T2">, as well as any other members that could go in a namespace.</text:span></text:p>
      <text:p text:style-name="P11"><text:span text:style-name="T2">There are two critical differences between classes and structs: First is that classes are </text:span><text:span text:style-name="T1">reference types</text:span><text:span text:style-name="T2">, the value of a variable that stores a reference type is always a reference to a an instance of that type. <text:s/>Multiple variables can reference that instance, and it is possible for any variable that could contain a reference type to reference “null,” a special value indicating no instance.</text:span></text:p>
      <text:p text:style-name="P11"><text:span text:style-name="T2">Structs on the other hand are </text:span><text:span text:style-name="T1">value types</text:span><text:span text:style-name="T2">, the value of a variable that stores a value type is always an instance of the type. <text:s/>The instances are distinct for each variable that holds the instance, so changing the variable will cause the former instance to be permanently lost. <text:s/>In addition, assigning a value to a variable assigns a copy of the original value.</text:span></text:p>
      <text:p text:style-name="P11"><text:span text:style-name="T2">There is one exception to this rule: If a struct is not declared </text:span><text:span text:style-name="T1">byval</text:span><text:span text:style-name="T2">, then method parameters of that type (including “this”) will be references instead: Accessing members of them will access members of the instance passed as that parameter. <text:s/>However, assigning to that reference will replace the instance, unlike a reference type.</text:span></text:p>
      <text:h text:style-name="P39" text:outline-level="1"><text:soft-page-break/>Enumerations</text:h>
      <text:p text:style-name="P9">Enumerations are a special type of value type. <text:s/>They contain numeric values that may be directly converted to Core.int and polymorphically converted from Core.int. <text:s/>Converting a Core.int value to an enumeration that does not contain a matching enumerant will result in an IncompatibleConversionException.</text:p>
      <text:p text:style-name="P9">Rather than allowing member declarations like classes and structs, enumeration declarations contain a list of enumerants. <text:s/>Each enumerant has a value of the previous enumerant plus 1, except for the first which has a value of zero. <text:s/>You can change the value of an enumerant by using the = symbol followed by an integer number, which will also affect any unassigned enumerants after it. <text:s/>Even if you use manual assignment on the first value though, you must define an enumerant as zero. <text:s/>In addition, you may only use each value for one enumerant.</text:p>
      <text:p text:style-name="P9">For example:</text:p>
      <text:p text:style-name="P19">public enum MyEnum</text:p>
      <text:p text:style-name="P19">{</text:p>
      <text:p text:style-name="P19"><text:tab/>E_Value1,<text:tab/><text:tab/>// Equal to 0, since it is the first</text:p>
      <text:p text:style-name="P19"><text:tab/>E_Value2,<text:tab/><text:tab/>// Equal to 1, since it is after an enumerant valued 0</text:p>
      <text:p text:style-name="P19"/>
      <text:p text:style-name="P19"><text:tab/>E_Value3 = 10,<text:tab/>// Equal to 10</text:p>
      <text:p text:style-name="P19"><text:tab/>E_Value4,<text:tab/><text:tab/>// Equal to 11. <text:s/>The comma after the last enumerant is optional.</text:p>
      <text:p text:style-name="P19">}</text:p>
      <text:h text:style-name="P39" text:outline-level="1">Identifiers and scopes</text:h>
      <text:p text:style-name="P11"><text:span text:style-name="T2">Many things in RDX are </text:span><text:span text:style-name="T1">identifiers</text:span><text:span text:style-name="T2">, which are exist as </text:span><text:span text:style-name="T1">name</text:span><text:span text:style-name="T2"> tokens that aren't being used to indicate </text:span><text:span text:style-name="T2">the member of another expression (see Expressions). <text:s/>Identifiers can refer to members or local variables, depending on where they are used. <text:s/>Additionally, expressions always exist within a scope, and all scopes except for the root level namespace scope exist within another scope.</text:span></text:p>
      <text:p text:style-name="P6">For example:</text:p>
      <text:p text:style-name="P19">public class MyClass</text:p>
      <text:p text:style-name="P19">{</text:p>
      <text:p text:style-name="P19">}</text:p>
      <text:p text:style-name="P19"/>
      <text:p text:style-name="P19">namespace MyNamespace</text:p>
      <text:p text:style-name="P8">{</text:p>
      <text:p text:style-name="P19"><text:soft-page-break/><text:tab/>public class MyClass</text:p>
      <text:p text:style-name="P19"><text:tab/>{</text:p>
      <text:p text:style-name="P19"><text:tab/><text:tab/>public function void MyFunction()</text:p>
      <text:p text:style-name="P19"><text:tab/><text:tab/>{</text:p>
      <text:p text:style-name="P17"><text:span text:style-name="T2"><text:tab/><text:tab/><text:tab/>local </text:span><text:span text:style-name="T1">MyClass</text:span><text:span text:style-name="T2"> a;</text:span></text:p>
      <text:p text:style-name="P19"><text:tab/><text:tab/>}</text:p>
      <text:p text:style-name="P19"><text:tab/>}</text:p>
      <text:p text:style-name="P19">}</text:p>
      <text:p text:style-name="P9"/>
      <text:p text:style-name="P6">MyClass in this case is an identifier, and it is contained within many scopes:</text:p>
      <text:list xml:id="list37199062" text:style-name="L2">
        <text:list-item>
          <text:p text:style-name="P29">The code block scope of MyNamespace.MyClass.MyFunction</text:p>
        </text:list-item>
        <text:list-item>
          <text:p text:style-name="P29">The namespace scope of MyNamespace.MyClass</text:p>
        </text:list-item>
        <text:list-item>
          <text:p text:style-name="P29">The namespace scope of MyNamespace</text:p>
        </text:list-item>
        <text:list-item>
          <text:p text:style-name="P25">The namespace scope of the source file</text:p>
        </text:list-item>
      </text:list>
      <text:p text:style-name="P9">When the compiler attempts to find out what “MyClass” refers to, it will look in each of these and use the first one that it finds a value in.</text:p>
      <text:p text:style-name="P9">One way to avoid making long expressions to reference types is to use “using” directives. <text:s/>“using” directives can be placed in namespace scopes to provide a link to other namespaces. <text:s/>The links only affect for one instance of a namespace scope, even if the namespace is declared multiple times.</text:p>
      <text:p text:style-name="P19">namespace MyOtherNamespace</text:p>
      <text:p text:style-name="P19">{</text:p>
      <text:p text:style-name="P19"><text:tab/>public class MyOtherClass</text:p>
      <text:p text:style-name="P19"><text:tab/>{</text:p>
      <text:p text:style-name="P19"><text:tab/>}</text:p>
      <text:p text:style-name="P19">}</text:p>
      <text:p text:style-name="P19"/>
      <text:p text:style-name="P19">namespace MyNamespace</text:p>
      <text:p text:style-name="P19">{</text:p>
      <text:p text:style-name="P19"><text:tab/>using MyOtherNamespace;</text:p>
      <text:p text:style-name="P19"><text:tab/>public class MyClass</text:p>
      <text:p text:style-name="P19"><text:tab/>{</text:p>
      <text:p text:style-name="P19"><text:tab/><text:tab/>public function void MyFunction()</text:p>
      <text:p text:style-name="P19"><text:tab/><text:tab/>{</text:p>
      <text:p text:style-name="P17"><text:span text:style-name="T2"><text:tab/><text:tab/><text:tab/>local </text:span><text:span text:style-name="T1">MyOtherClass</text:span><text:span text:style-name="T2"> a;</text:span></text:p>
      <text:p text:style-name="P19"><text:tab/><text:tab/>}</text:p>
      <text:p text:style-name="P19"><text:tab/>}</text:p>
      <text:p text:style-name="P19">}</text:p>
      <text:p text:style-name="P15"/>
      <text:p text:style-name="P15">In this case, the search list for the “MyOtherClass” identifier is:</text:p>
      <text:list xml:id="list37209570" text:continue-numbering="true" text:style-name="L2">
        <text:list-item>
          <text:p text:style-name="P25">The code block scope of MyNamespace.MyClass.MyFunction</text:p>
        </text:list-item>
        <text:list-item>
          <text:p text:style-name="P25">The namespace scope of MyNamespace.MyClass</text:p>
        </text:list-item>
        <text:list-item>
          <text:p text:style-name="P25">The namespace scope of MyNamespace</text:p>
        </text:list-item>
        <text:list-item>
          <text:p text:style-name="P27">The namespace scope of MyOtherNamespace</text:p>
        </text:list-item>
        <text:list-item>
          <text:p text:style-name="P25">The namespace scope of the source file</text:p>
        </text:list-item>
      </text:list>
      <text:p text:style-name="P9"><text:soft-page-break/>Note the position of the “using” directive in the sort order. <text:s/>“using” directives are always searched in the order they are declared, but after the namespace scope that they are declared in.</text:p>
      <text:h text:style-name="P39" text:outline-level="1">Type specifiers</text:h>
      <text:p text:style-name="P9">Type specifiers come in three forms: Specifically-referenced classes, structs, or enums declared as members of a namespace, arrays of types, and templates created from template types.</text:p>
      <text:p text:style-name="P9">For information about templates, see the “Templates” section.</text:p>
      <text:p text:style-name="P9">Arrays can have different formats depending on whether they are being constructed or being used as a type. <text:s/>There are two important ways they are specified. <text:s/>The first is with explicit dimensions, which is only useful when constructing an instance:</text:p>
      <text:p text:style-name="P19">type-specifier '[' expression [',' expression [...]] ']'</text:p>
      <text:p text:style-name="P15"/>
      <text:p text:style-name="P15">The second is useful in all scenarios, but may only be used to construct an array if it is initialized with elements.</text:p>
      <text:p text:style-name="P19">type-specifier '[' [',' [...]] ']'</text:p>
      <text:h text:style-name="P39" text:outline-level="1">Access descriptors</text:h>
      <text:p text:style-name="P9">Member declarations may be preceded by an access descriptor. <text:s/>An access descriptor is a series of optional tokens with the syntax:</text:p>
      <text:p text:style-name="P17"><text:soft-page-break/>[private|public|protected]</text:p>
      <text:p text:style-name="Code">[anonymous]</text:p>
      <text:p text:style-name="P17">[branching]</text:p>
      <text:p text:style-name="P17">[native]</text:p>
      <text:p text:style-name="P17">[byval|mustberef]</text:p>
      <text:p text:style-name="P17">[static|</text:p>
      <text:p text:style-name="P17"><text:s text:c="2"/>[</text:p>
      <text:p text:style-name="P17"><text:s text:c="4"/>[final|</text:p>
      <text:p text:style-name="P17"><text:s text:c="6"/>[</text:p>
      <text:p text:style-name="P17"><text:s text:c="8"/>[localized] [abstract] [virtual]</text:p>
      <text:p text:style-name="P17"><text:s text:c="6"/>]</text:p>
      <text:p text:style-name="P17"><text:s text:c="4"/>]</text:p>
      <text:p text:style-name="P17"><text:s text:c="4"/>[intercept]</text:p>
      <text:p text:style-name="P17"><text:s text:c="2"/>]</text:p>
      <text:p text:style-name="P17">]</text:p>
      <text:p text:style-name="P17">[const]</text:p>
      <text:p text:style-name="P17">[mustbeconst]</text:p>
      <text:p text:style-name="P9"/>
      <text:p text:style-name="P9">This could appear in your source file as something like:</text:p>
      <text:p text:style-name="P19">private virtual intercept</text:p>
      <text:p text:style-name="P13"/>
      <text:p text:style-name="P13">The particular symbols have the following effects:</text:p>
      <text:list xml:id="list37190341" text:style-name="L3">
        <text:list-item>
          <text:p text:style-name="P35"><text:span text:style-name="T1">private</text:span>: The member can only be accessed from scopes contained within the scope that the member was declared in. <text:s/>Derived classes do not inherit method groups that are private in the base class.</text:p>
        </text:list-item>
        <text:list-item>
          <text:p text:style-name="P31"><text:span text:style-name="T1">protected</text:span>: The member can be accessed in similar situations to <text:span text:style-name="T1">private</text:span>, but also by any subclass of the type that declared it.</text:p>
        </text:list-item>
        <text:list-item>
          <text:p text:style-name="P31"><text:span text:style-name="T1">public</text:span>: The member can be accessed from any scope.</text:p>
        </text:list-item>
        <text:list-item>
          <text:p text:style-name="P34"><text:span text:style-name="T1">anonymous</text:span>: Used with “resource”, indicates that the resource won't export a reference in the resulting package and won't be accessible from other packages. <text:s/>Note that this will cause serialization options that reference the resource to include the resource's contents in the package, due to the inability to reference the resource in its original package.</text:p>
        </text:list-item>
        <text:list-item>
          <text:p text:style-name="P31"><text:span text:style-name="T1">branching</text:span>: Used with “native”, indicates that a method returning a boolean can be internally converted into a branching opcode.</text:p>
        </text:list-item>
        <text:list-item>
          <text:p text:style-name="P31"><text:span text:style-name="T1">native</text:span>: Indicates that calling the method will execute native code instead of RDX code.</text:p>
        </text:list-item>
        <text:list-item>
          <text:p text:style-name="P31"><text:span text:style-name="T1">byval</text:span>: Used with structs, indicates that the struct will be copied when passed as a parameter rather than referenced.</text:p>
        </text:list-item>
        <text:list-item>
          <text:p text:style-name="P33">mustberef<text:span text:style-name="T2">: Used with structs, indicates that the struct must not be contained in any byval structs. <text:s/>Intended for data types whose alignment exceed the internal stack alignment.</text:span></text:p>
        </text:list-item>
        <text:list-item>
          <text:p text:style-name="P31"><text:span text:style-name="T1">static</text:span>: When used with methods, indicates that the method is not an instance method. <text:s/>It will not have access to an instance of the class and can not access class instance members, but it can access other static methods and resources. <text:s/>When used with delegates, indicates that the delegate will only be able to access static methods, but can be converted directly to method references.</text:p>
        </text:list-item>
        <text:list-item>
          <text:p text:style-name="P31"><text:soft-page-break/><text:span text:style-name="T1">final</text:span>: When used on a class, indicates that the class may not be extended. <text:s/>When used on a method, indicates that subclasses with equivalent methods will not cause the subclass's method to be used. <text:s/>Methods are final by default, but must be explicitly declared final if they are overriding a <text:span text:style-name="T1">virtual</text:span> unless the method is also declared <text:span text:style-name="T1">virtual</text:span>.</text:p>
        </text:list-item>
        <text:list-item>
          <text:p text:style-name="P31"><text:span text:style-name="T1">localized</text:span>: When used on a class, indicates that the class may only be extended by classes in the same domain. <text:s/>This has no effect on the compiler and its usefulness depends on how the runtime assigns domains.</text:p>
        </text:list-item>
        <text:list-item>
          <text:p text:style-name="P31"><text:span text:style-name="T1">abstract</text:span>: Indicates that a method does not contain code. <text:s/>This will cause the class it is contained in to also be abstract and unable to be instanciated. <text:s/>Must be used with <text:span text:style-name="T1">virtual</text:span>.</text:p>
        </text:list-item>
        <text:list-item>
          <text:p text:style-name="P31"><text:span text:style-name="T1">virtual</text:span>: Indicates that a method will execute using an overriding version if the instance is a subclass of the declaring class.</text:p>
        </text:list-item>
        <text:list-item>
          <text:p text:style-name="P31"><text:span text:style-name="T1">intercept</text:span>: Indicates that a method is invoked via assignment and retrieval semantics instead of method call semantics. <text:s/>This allows a method to emulate a property.</text:p>
        </text:list-item>
        <text:list-item>
          <text:p text:style-name="P31"><text:span text:style-name="T1">const</text:span>: Indicates that a structure's method will not modify the structure.</text:p>
        </text:list-item>
        <text:list-item>
          <text:p text:style-name="P31"><text:span text:style-name="T1">mustbeconst</text:span>: Indicates that a property of a constant array type must actually reference a constant array when deserialized.</text:p>
        </text:list-item>
      </text:list>
      <text:p text:style-name="P13"/>
      <text:h text:style-name="P39" text:outline-level="1">Class declarations</text:h>
      <text:p text:style-name="P9">Class declarations are formatted as:</text:p>
      <text:p text:style-name="P17">[access descriptor] 'class' name [':&lt;' template-parameters '&gt;'] ['extends' type-specifier] ['implements' expression-list] '{' [member-decl-list] '}'</text:p>
      <text:p text:style-name="P13"/>
      <text:p text:style-name="P13">Class declarations can appear in any member declaration space, such as namespaces or within class or struct declarations. <text:s/>A class may <text:span text:style-name="T1">extend</text:span><text:span text:style-name="T2"> another class, causing the extended class to become a </text:span><text:span text:style-name="T1">parent class</text:span><text:span text:style-name="T2"> to the class being declared, which in turn is the </text:span><text:span text:style-name="T1">subclass</text:span><text:span text:style-name="T2">. <text:s/>Doing this causes the subclass to inherit all methods and properties from the parent, though properties declared </text:span><text:span text:style-name="T1">private</text:span><text:span text:style-name="T2"> will not be available in the class's namespace scope, and methods declared </text:span><text:span text:style-name="T1">private</text:span><text:span text:style-name="T2"> will be ignored.</text:span></text:p>
      <text:p text:style-name="P15"/>
      <text:p text:style-name="P13"><text:span text:style-name="T2">The implementation list is a list of </text:span><text:span text:style-name="T1">interfaces</text:span><text:span text:style-name="T2"> that the class implements.</text:span></text:p>
      <text:h text:style-name="P39" text:outline-level="1">Struct and interface declarations</text:h>
      <text:p text:style-name="P19">[access descriptor] 'struct' name [':&lt;' template-parameters '&gt;'] '{' [member-decl-list] '}'</text:p>
      <text:p text:style-name="P19"/>
      <text:p text:style-name="P19">[access descriptor] 'interface' name [':&lt;' template-parameters '&gt;'] '{' [member-decl-list] '}'</text:p>
      <text:p text:style-name="P15"/>
      <text:p text:style-name="P15">Struct and interface declarations can appear in any member declaration space, such as namespaces or within class or struct declarations.</text:p>
      <text:h text:style-name="P39" text:outline-level="1"><text:soft-page-break/>Typedef declarations</text:h>
      <text:p text:style-name="P19">[access descriptor] 'typedef' name '=' type-specifier ';'</text:p>
      <text:p text:style-name="P9"/>
      <text:p text:style-name="P9">Typedefs are simply aliases to other types. <text:s/>They will not create a distinct type, but rather, an accessed typedef is equivalent to the type specifier declared in the typedef.</text:p>
      <text:h text:style-name="P39" text:outline-level="1">Declaration lists</text:h>
      <text:p text:style-name="P19">type-specifier name [',' [type-specifier] name ...]</text:p>
      <text:p text:style-name="P9"/>
      <text:p text:style-name="P9">A declaration list declares multiple symbols that may be used as members of the scope or namespace they are declared in. <text:s/>The first must always include a type specifier, but later instances may omit the type specifier, in which case they will use the type specifier of the previous symbol.</text:p>
      <text:h text:style-name="P39" text:outline-level="1">Property declarations</text:h>
      <text:p text:style-name="P19">[access descriptor] 'property' declaration-list ['=' expression-list] ';'</text:p>
      <text:p text:style-name="P15"/>
      <text:p text:style-name="P15">Properties contain values and are stored within the instance of a class or structure. <text:s/>They are not valid in interfaces. <text:s/>Property initializer expressions are always static: If you create a new instance with the expression, it must be in property constructor format, and all instances of that property will be initialized to the same instance. <text:s/>You may initialize a property as a reference to a resource.</text:p>
      <text:p text:style-name="P15"/>
      <text:h text:style-name="P39" text:outline-level="1">Resource declarations</text:h>
      <text:p text:style-name="P19">[access descriptor] 'resource' declaration-list ['=' expression-list] ';'</text:p>
      <text:p text:style-name="P15"/>
      <text:p text:style-name="P15">Resources contain values that are stored independent of a specific instance the class. <text:s/>Resource initializers have the same restrictions as property initializers, plus one additional restriction: They may not be initialized as references to a resource. <text:s/>Additionally, reference types created as resources are always a fixed instance and resolve as values rather than variables. <text:s/>You can not reassign a resource to a separate instance or null.</text:p>
      <text:h text:style-name="P39" text:outline-level="1">Default specifiers</text:h>
      <text:p text:style-name="P19">'default' &lt;name '=' expression [',' name '=' expression [...]] &gt; ';'</text:p>
      <text:p text:style-name="P9"/>
      <text:p text:style-name="P9"><text:soft-page-break/>Default specifiers allow the default values of properties to be specified outside of the property value itself. <text:s/>One important aspect of this is that it allows properties inherited from a base class to be assigned different default values in the subclass.</text:p>
      <text:h text:style-name="P39" text:outline-level="1">Coercion and promotion declarations</text:h>
      <text:p text:style-name="P19">[access descriptor] &lt;'coerce'|'promote'&gt; type-specifier &lt;code-block|';'&gt;</text:p>
      <text:p text:style-name="P13"/>
      <text:p text:style-name="P13">Coercion and promotion declarations handle the conversion of a type to another type. <text:s/>They must return exactly one type. <text:s/><text:span text:style-name="T2">Coercion and promotion methods are instance methods, so they have access to a “this” value, and return a value of the type to be converted to.</text:span></text:p>
      <text:h text:style-name="P40" text:outline-level="1">Return type lists</text:h>
      <text:p text:style-name="P19">'void' | &lt;type-specifier [',' type-specifier ...]&gt;</text:p>
      <text:p text:style-name="P15"/>
      <text:p text:style-name="P15">Return type lists represent the list of types that a method or delegate may return. <text:s/>“void” indicates that the method or delegate does not return any values.</text:p>
      <text:h text:style-name="P40" text:outline-level="1">Parameter lists</text:h>
      <text:p text:style-name="P19">[['const'] ['notnull'] type-specifier name [',' ['const'] ['notnull'] type-specifier name ...]]</text:p>
      <text:p text:style-name="P13"/>
      <text:p text:style-name="P13">Parameter lists are used for methods and delegates to declare a named set of variables which are populated by the values passed to the method or delegate.</text:p>
      <text:p text:style-name="P13"/>
      <text:p text:style-name="P13">The “const” keyword causes the value of the parameter to be unmodifiable, including any of its properties. <text:s/>It is mainly useful with non-byval structures. <text:s/>The “notnull” keyword causes the parameter to be null-checked when the method is called rather than when the instance is used.</text:p>
      <text:h text:style-name="P40" text:outline-level="1">Delegate declarations</text:h>
      <text:p text:style-name="P19">[access descriptor] 'delegate' type-list '(' parameter-list ')' ';'</text:p>
      <text:p text:style-name="P9"/>
      <text:p text:style-name="P9">Delegates are types that store references to methods and potentially a bound object. <text:s/>Delegates declared “static” may only reference static methods and may be converted to and from Core.RDX.Method values, delegates declared “boundto” may only reference methods bound to a value and may only be converted to and from the Core.Object type.</text:p>
      <text:h text:style-name="P39" text:outline-level="1"><text:soft-page-break/>Method declarations</text:h>
      <text:p text:style-name="P19">[access descriptor] 'function' type-list '(' parameter-list ')' &lt;code-block|';'&gt;</text:p>
      <text:p text:style-name="P13"/>
      <text:p text:style-name="P13">Methods are invokable members that execute code. <text:s/>Static methods may be invoked from any code by referencing the method member directly, while non-static methods must be invoked as members of an instance.</text:p>
      <text:p text:style-name="P13"/>
      <text:p text:style-name="P13">The code block executed when the method is called will have access to all parameters as local variables, as well as a “this” variable if it is non-static.</text:p>
      <text:p text:style-name="P13"/>
      <text:p text:style-name="P13">Unlike most members, multiple methods may have the same name, creating a <text:span text:style-name="T1">method group</text:span><text:span text:style-name="T2"> under that name instead. <text:s/>Multiple methods in the same class may not have identical parameter lists unless they are overrides of a method in the base class.</text:span></text:p>
      <text:p text:style-name="P15"/>
      <text:h text:style-name="P39" text:outline-level="1">Code blocks</text:h>
      <text:p text:style-name="P19">&lt;</text:p>
      <text:p text:style-name="P19"><text:s text:c="4"/>&lt;statement&gt; |</text:p>
      <text:p text:style-name="P19"><text:s text:c="4"/>&lt;'{' [statement ...] '}'&gt;</text:p>
      <text:p text:style-name="P19">&gt;</text:p>
      <text:p text:style-name="P15"/>
      <text:p text:style-name="P15">Code blocks are lists of statements that also form a scope. <text:s/>With the exception of for loop initializers, variables declared within a code block are only accessible while execution is in that code block and are recreated if the code block is re-entered.</text:p>
      <text:p text:style-name="P15"/>
      <text:h text:style-name="P39" text:outline-level="1">Local variable declaration statement</text:h>
      <text:p text:style-name="P19">'local' declaration-list ['=' expression-list]</text:p>
      <text:p text:style-name="P15"/>
      <text:p text:style-name="P15">A local declaration declares several variables in the current scope that may be used as assignment destinations or values. <text:s/>Unlike properties and resources, local initialization will execute code and can be done with any expression.</text:p>
      <text:p text:style-name="P15"/>
      <text:h text:style-name="P39" text:outline-level="1">Local structured type declaration statement</text:h>
      <text:p text:style-name="P19">'local' structured-type-declaration</text:p>
      <text:p text:style-name="P15"/>
      <text:p text:style-name="P15">Local type declarations allow structured types to be declared within the scope of the method. <text:s/>They behave exactly like normal class declarations, with the exception that access descriptors and other flags are unsupported. <text:s/>Method-local types may not be serializable if the contents of the method change.</text:p>
      <text:p text:style-name="P15"/>
      <text:p text:style-name="P4"><text:soft-page-break/>Example:</text:p>
      <text:p text:style-name="P19">local class MyClass</text:p>
      <text:p text:style-name="P19">{</text:p>
      <text:p text:style-name="P19"><text:tab/>public function void Hello()</text:p>
      <text:p text:style-name="P19"><text:tab/>{</text:p>
      <text:p text:style-name="P19"><text:tab/><text:tab/>Console.WriteLine(“Hello”);<text:tab/></text:p>
      <text:p text:style-name="P19"><text:tab/>}</text:p>
      <text:p text:style-name="P19">};</text:p>
      <text:p text:style-name="P19"/>
      <text:p text:style-name="P19">local MyClass mc = new MyClass();</text:p>
      <text:p text:style-name="P19">mc.Hello();</text:p>
      <text:p text:style-name="P15"/>
      <text:h text:style-name="Heading_20_1" text:outline-level="1">Automatic disposal local declaration (“using”) statement</text:h>
      <text:p text:style-name="Code">'using' '(' declaration-list '=' expression-list ')' code-block</text:p>
      <text:p text:style-name="P14"/>
      <text:p text:style-name="P14">Using declarations are similar to local declarations, but when control leaves the declaration, the Dispose() method of any declared local variables is called. <text:s/>Local variables are disposed of in right-to-left order, but they will not be disposed of unless the assignment from the expression, including any required conversion operations, completely succeeds.</text:p>
      <text:p text:style-name="P14"/>
      <text:h text:style-name="P39" text:outline-level="1">While statement</text:h>
      <text:p text:style-name="P17">'while' [':' name] '(' expression ')' code-block</text:p>
      <text:p text:style-name="P9"/>
      <text:p text:style-name="P9">While statements evaluate a boolean expression and, as long as it's true, executes the code block. <text:s/>When the code block finishes, the entire while loop including the boolean expression will be rerun. <text:s/>The expression is evaluated each time the loop is run.</text:p>
      <text:p text:style-name="P9">Break statements targeting the while loop will cause code execution to resume after the loop block. <text:s/>Continue statements targeting the while loop will cause code execution to resume starting at the conditional check.</text:p>
      <text:h text:style-name="P39" text:outline-level="1">For statement</text:h>
      <text:p text:style-name="P19">'for' [':' name] '(' [code-block] ';' expression ';' [code-block-no-semi] ')' code-block</text:p>
      <text:p text:style-name="P9"/>
      <text:p text:style-name="P9">For statements have a few stages:</text:p>
      <text:list xml:id="list37214980" text:style-name="L4">
        <text:list-item>
          <text:p text:style-name="P26">When the for statement is encountered, the first code block (the initializer) is executed</text:p>
        </text:list-item>
        <text:list-item>
          <text:p text:style-name="P26">Before each iteration of the loop, the boolean expression is evaluated. <text:s/>If it evaluates to “false”, then the loop exits.</text:p>
        </text:list-item>
        <text:list-item>
          <text:p text:style-name="P26"><text:soft-page-break/>Each time the loop block completes, the second shown code block (the iterator) is executed and another iteration starts, beginning with the boolean expression being checked.</text:p>
        </text:list-item>
      </text:list>
      <text:p text:style-name="P9">The iterator code block is distinct in that it omits the semicolon terminator requirement if the block is a single statement that would normally require a semicolon terminator.</text:p>
      <text:p text:style-name="P9">Also distinct is that the expression, iterator, and interior code blocks all exist at the end of the initializer code block rather than distinctly. <text:s/>This means that local variables declared in the initializer can be accessed by other parts of the loop. <text:s/>For example:</text:p>
      <text:p text:style-name="P19">for(local int i=0;i&lt;numIterations;i++)</text:p>
      <text:p text:style-name="P19">{</text:p>
      <text:p text:style-name="P19"><text:tab/>...</text:p>
      <text:p text:style-name="P19">}</text:p>
      <text:p text:style-name="P9"/>
      <text:p text:style-name="P9">Break statements targeting a for loop will resume execution after the for loop. <text:s/>Continue statements targeting a for loop will resume execution at the iterator.</text:p>
      <text:h text:style-name="P39" text:outline-level="1">Foreach statement</text:h>
      <text:p text:style-name="P19">'foreach' [':' name] '(' declaration-list 'in' expression ')' code-block</text:p>
      <text:p text:style-name="P11"/>
      <text:p text:style-name="P11">Foreach statements have three distinct behaviors depending on the type of the expression they evaluate. <text:s/>In either case, the declaration list creates locals which are available within the block and are reassigned each iteration.</text:p>
      <text:p text:style-name="P11">If the expression evaluates to an array, then the declared variables will be assigned a tuple where the first value is an element of the array and each additional value is a Core.largeint containing one of the indexes of the array. <text:s/>If the array is multidimensional, later dimensions are incremented before earlier ones.</text:p>
      <text:p text:style-name="P11">If the expression is not an array, then its GetEnumerator() method is invoked. <text:s/>If the result of .GetEnumerator() is an array, then iteration occurs over the array.</text:p>
      <text:p text:style-name="P11">If the .GetEnumerator() result is not an array, the result is copied to a hidden local variable. <text:s/>Each iteration, the enumerator value's .HasNext() method is invoked and evaluated as a boolean. <text:s/>If the boolean evaluates to “false”, then the loop exits execution resumes after the loop code block. <text:s/>Otherwise, the enumerator value's .GetNext() method is invoked and the result assigned to the declared locals.</text:p>
      <text:p text:style-name="P11">Break statements targeting a foreach loop will resume execution after the loop. <text:s/>Continue statements targeting a foreach loop will resume execution at the .HasNext() check.</text:p>
      <text:h text:style-name="P39" text:outline-level="1">Do statement</text:h>
      <text:p text:style-name="P19">'do' [':' name] code-block ['while' '(' expression ')'] ';'</text:p>
      <text:p text:style-name="P13"/>
      <text:p text:style-name="P13"><text:soft-page-break/>Do statements behave similar to “while” loops in that they repeat while a condition is true. <text:s/>However, unlike while statements, the expression is checked after the loop block is executed and continue statements targeting the loop will not check the expression.</text:p>
      <text:p text:style-name="P13"/>
      <text:p text:style-name="P13">One important aspect is that do statements do not have to be loops: They can be used as regular blocks and can be used in conjunction with loop labeling to manage unusual program flows. <text:s/>Do statements without a condition never repeat.</text:p>
      <text:p text:style-name="P13"/>
      <text:p text:style-name="P13">Break statements targeting a do loop/block will resume execution after the block's conditional check. <text:s/>Continue statements targeting a do loop/block will resume execution at the start of the block.</text:p>
      <text:h text:style-name="P39" text:outline-level="1">If statement</text:h>
      <text:p text:style-name="P19">'if' '(' expression ')' code-block ['else' code-block]</text:p>
      <text:p text:style-name="P13"/>
      <text:p text:style-name="P13">If statements evaluate a boolean expression and execute code if that expression is true. <text:s/>If an “else” keyword follows, the code block following the “else” keyword will be executed if the expression is false, but not if it is true. <text:s/>In the case of ambiguity caused by trailing else statements and lack of braces, the innermost if statement takes precedence for “else” association.</text:p>
      <text:p text:style-name="P13"/>
      <text:p text:style-name="P5">For example:</text:p>
      <text:p text:style-name="P19">if(...)</text:p>
      <text:p text:style-name="P19"><text:s text:c="4"/>if(...)</text:p>
      <text:p text:style-name="P19"><text:s text:c="8"/>...</text:p>
      <text:p text:style-name="P19"><text:s text:c="4"/>else</text:p>
      <text:p text:style-name="P19"><text:s text:c="8"/>... // This code will be executed if the SECOND if statement evaluates to false</text:p>
      <text:h text:style-name="P39" text:outline-level="1">Switch statement</text:h>
      <text:p text:style-name="P19">'switch' '(' expression ')' '{'</text:p>
      <text:p text:style-name="P19">&lt;</text:p>
      <text:p text:style-name="P19"><text:tab/>'case' [':' name] '(' &lt;'default' | expression&gt; [',' &lt;'default' | expression&gt; ...] ')' ':' code-block</text:p>
      <text:p text:style-name="P19"><text:tab/>...</text:p>
      <text:p text:style-name="P19">&gt;</text:p>
      <text:p text:style-name="P19">'}'</text:p>
      <text:p text:style-name="P13"/>
      <text:p text:style-name="P13">Switch statements evaluate an expression and then compare it to a list of possible values, executing a code block corresponding to the first matching value. <text:s/>If one of the values is the “default” keyword, then that code block will be executed if none of the values match. <text:s/>If no block is assigned as the default, execution skips to the end of the switch statement if there no matches.</text:p>
      <text:p text:style-name="P13"/>
      <text:p text:style-name="P13">Break statements targeting a case block will resume execution at the end of the switch statement. <text:s/>Continue statements may not target case blocks.</text:p>
      <text:p text:style-name="P13"/>
      <text:p text:style-name="P5"><text:soft-page-break/>Example:</text:p>
      <text:p text:style-name="P19">switch(myVar)</text:p>
      <text:p text:style-name="P19">{</text:p>
      <text:p text:style-name="P19">case(0, 1):</text:p>
      <text:p text:style-name="P19"><text:tab/>{</text:p>
      <text:p text:style-name="P19"><text:tab/><text:tab/>Console.WriteLine("This will execute if myVar is 0 or 1");</text:p>
      <text:p text:style-name="P19"><text:tab/>}</text:p>
      <text:p text:style-name="P19">// Execution does not fall through here! <text:s/>It will resume after the switch statement</text:p>
      <text:p text:style-name="P19">case(2):</text:p>
      <text:p text:style-name="P19"><text:tab/>{</text:p>
      <text:p text:style-name="P19"><text:tab/><text:tab/>Console.WriteLine("This will execute if myVar is 2");</text:p>
      <text:p text:style-name="P19"><text:tab/>}</text:p>
      <text:p text:style-name="P19">case(default):</text:p>
      <text:p text:style-name="P19"><text:tab/>{</text:p>
      <text:p text:style-name="P19"><text:tab/><text:tab/>Console.WriteLine("This will execute if myVar is not 0, 1, or 2");</text:p>
      <text:p text:style-name="P19"><text:tab/>}</text:p>
      <text:p text:style-name="P19">}</text:p>
      <text:h text:style-name="P39" text:outline-level="1">Try statement</text:h>
      <text:p text:style-name="P19">'try' code-block &lt; &lt;'catch' '(' type-specifier name ')'&gt; | 'finally'] code-block [...]&gt;</text:p>
      <text:p text:style-name="P9"/>
      <text:p text:style-name="P9">Try statements cause exceptions that are thrown while execution is within the initial code block to type-check the thrown value against each catch block in order. <text:s/>If a block can catch the exception, then execution resumes in the catch block and the exception is assigned to the symbol indicated by the catch block as a local variable. <text:s/>If the handling sequence contains a “finally” block, then that block when control leaves the “try” block if no exception is thrown or when control leaves a “catch” block if an exception is thrown. <text:s/>Flow control statements that exit “finally” blocks (including returns) are legal and will prevent the existing flow control action from succeeding.</text:p>
      <text:h text:style-name="P41" text:outline-level="1">Throw statement</text:h>
      <text:p text:style-name="P19">'throw' expression ';'</text:p>
      <text:p text:style-name="P11"/>
      <text:p text:style-name="P11">Throw statements throw an exception, causing execution to resume at an exception handler if it is caught, or propagate to the runtime if not. <text:s/>Throw can only throw exceptions of values that inherit the Core.Exception type.</text:p>
      <text:h text:style-name="P41" text:outline-level="1">Return statement</text:h>
      <text:p text:style-name="P19">'return' [expression-list] ';'</text:p>
      <text:p text:style-name="P11"/>
      <text:p text:style-name="P11">Return statements exit the current method and return a tuple of values indicated by the expression list to the calling stack frame. <text:s/>The expressions are converted to the return types of the method.</text:p>
      <text:h text:style-name="P41" text:outline-level="1"><text:soft-page-break/>Break and continue statements</text:h>
      <text:p text:style-name="P19">&lt;'break' | 'continue'&gt; [name] ';'</text:p>
      <text:p text:style-name="P11"/>
      <text:p text:style-name="P11">Break and continue statements cause the flow of execution to change depending on what loops or blocks the statement is in. <text:s/>Either will automatically be handled by the first block that handles the statement type, i.e. a “break” statement inside of a case block will exit the switch statement because case blocks can handle switch statements, but a “continue” statement will look for an outer enclosing loop.</text:p>
      <text:p text:style-name="P11">Most loops and blocks can be labeled. <text:s/>Indicating the name of the loop or block will cause the break or continue statement to target that block instead of the innermost block capable of handling the statement.</text:p>
      <text:h text:style-name="P41" text:outline-level="1">Assignment statements</text:h>
      <text:p text:style-name="P19">expression-list '=' expression-list ';'</text:p>
      <text:p text:style-name="P11"/>
      <text:p text:style-name="P11">Assignment statements assign a tuple or list of expressions to storable destinations. <text:s/>A storable destination can be a variable, a property, or a writeable intercept. <text:s/>Additionally, assigning to “null” will cause the value to be discarded.</text:p>
      <text:p text:style-name="P11">The right side of an assignment statement is evaluated before the left side and expressions on the left side are evaluated in right-to-left order.</text:p>
      <text:h text:style-name="P41" text:outline-level="1">Operate-and-assign statements</text:h>
      <text:p text:style-name="P19">expression '+=' expression ';'</text:p>
      <text:p text:style-name="P19">expression '*=' expression ';'</text:p>
      <text:p text:style-name="P19">expression '-=' expression ';'</text:p>
      <text:p text:style-name="P19">expression '/=' expression ';'</text:p>
      <text:p text:style-name="P19">expression '++' ';'</text:p>
      <text:p text:style-name="P19">expression '--' ';'</text:p>
      <text:p text:style-name="P13"/>
      <text:p text:style-name="P13">Operate-and-assign statements retrieve a value from a storable destination, modify the value by another expression, then store the value in the destination. <text:s/>The operator used is equivalent to the character before the “=” character.</text:p>
      <text:p text:style-name="P13"/>
      <text:p text:style-name="P13">The “++” operator is equivalent to “+= 1” and the “--” operator is equivalent to “-= 1”</text:p>
      <text:p text:style-name="P13"/>
      <text:p text:style-name="P13">Using this on a property or intercept method will only cause the portion of the expression that evaluates to the instance to be evaluated once.</text:p>
      <text:p text:style-name="P13"/>
      <text:p text:style-name="P13">The right side expressions of operate-and-assign statements are evaluated before the left side.</text:p>
      <text:h text:style-name="P41" text:outline-level="1"><text:soft-page-break/>Expression list statement</text:h>
      <text:p text:style-name="P19">expression-list ';'</text:p>
      <text:p text:style-name="P15"/>
      <text:p text:style-name="P15">Expression list statements simply evaluate an expression list and discard all results. <text:s/>This can be useful to evaluate expressions that have side effects, such as method invocation.</text:p>
      <text:h text:style-name="P39" text:outline-level="1"><text:soft-page-break/>Expressions</text:h>
      <text:p text:style-name="P20">PRIORITY 1:</text:p>
      <text:p text:style-name="P22">'(' expression ')'</text:p>
      <text:p text:style-name="P22">'null'</text:p>
      <text:p text:style-name="P22">'this'</text:p>
      <text:p text:style-name="P22">number</text:p>
      <text:p text:style-name="P22">name</text:p>
      <text:p text:style-name="P22">string</text:p>
      <text:p text:style-name="P19"/>
      <text:p text:style-name="P19"/>
      <text:p text:style-name="P20">PRIORITY 2:</text:p>
      <text:p text:style-name="P19">'typeof' '(' expression ')'</text:p>
      <text:p text:style-name="P19">'new' non-type-specifier '(' expression-list ')'</text:p>
      <text:p text:style-name="P19">'new' non-array-type-specifier property-initializer</text:p>
      <text:p text:style-name="P19">'new' array-type-specifier array-initializer</text:p>
      <text:p text:style-name="P19">priority-1-expression</text:p>
      <text:p text:style-name="P18"/>
      <text:p text:style-name="P20">PRIORITY 3:</text:p>
      <text:p text:style-name="P19">priority-3-expression ':&lt;' type-list '&gt;'</text:p>
      <text:p text:style-name="P19">priority-3-expression '.' name</text:p>
      <text:p text:style-name="P19">priority-3-expression '[' expression-list ']'</text:p>
      <text:p text:style-name="P19">priority-3-expression [':' 'explicit'] '(' expression-list ')'</text:p>
      <text:p text:style-name="P21">priority-2-expression</text:p>
      <text:p text:style-name="P19"/>
      <text:p text:style-name="P20">PRIORITY 4:</text:p>
      <text:p text:style-name="P19">'-' priority-4-expression</text:p>
      <text:p text:style-name="P19">'!' priority-4-expression</text:p>
      <text:p text:style-name="P19">priority-3-expression</text:p>
      <text:p text:style-name="P19"/>
      <text:p text:style-name="P20">PRIORITY 5:</text:p>
      <text:p text:style-name="P19">priority-5-expression '*' priority-4-expression</text:p>
      <text:p text:style-name="P19">priority-5-expression '/' priority-4-expression</text:p>
      <text:p text:style-name="P19">priority-5-expression '%' priority-4-expression</text:p>
      <text:p text:style-name="P18">priority-4-expression</text:p>
      <text:p text:style-name="P19"/>
      <text:p text:style-name="P20">PRIORITY 6:</text:p>
      <text:p text:style-name="P19">priority-6-expression '+' priority-5-expression</text:p>
      <text:p text:style-name="P19">priority-6-expression '-' priority-5-expression</text:p>
      <text:p text:style-name="P18">priority-5-expression</text:p>
      <text:p text:style-name="P18"/>
      <text:p text:style-name="P20">PRIORITY 7:</text:p>
      <text:p text:style-name="P18">priority-7-expression 'as' priority-6-expression</text:p>
      <text:p text:style-name="P18">priority-6-expression</text:p>
      <text:p text:style-name="P19"/>
      <text:p text:style-name="P20">PRIORITY 8:</text:p>
      <text:p text:style-name="P19">priority-8-expression '==' priority-7-expression</text:p>
      <text:p text:style-name="P19">priority-8-expression '!=' priority-7-expression</text:p>
      <text:p text:style-name="P19">priority-8-expression '&lt;=' priority-7-expression</text:p>
      <text:p text:style-name="P19">priority-8-expression '&gt;=' priority-7-expression</text:p>
      <text:p text:style-name="P19">priority-8-expression '&lt;' priority-7-expression</text:p>
      <text:p text:style-name="P19">priority-8-expression '&gt;' priority-7-expression</text:p>
      <text:p text:style-name="P19">priority-7-expression</text:p>
      <text:p text:style-name="P19"/>
      <text:p text:style-name="P20"><text:soft-page-break/>PRIORITY 9:</text:p>
      <text:p text:style-name="P19">priority-9-expression '&amp;&amp;' priority-8-expression</text:p>
      <text:p text:style-name="P19">priority-9-expression '||' priority-8-expression</text:p>
      <text:p text:style-name="P19">priority-8-expression</text:p>
      <text:p text:style-name="P19"/>
      <text:p text:style-name="P20">PRIORITY 10 (initial priority):</text:p>
      <text:p text:style-name="P19">expression '?' expression ':' expression</text:p>
      <text:p text:style-name="P19">priority-9-expression</text:p>
      <text:p text:style-name="P15"/>
      <text:p text:style-name="P15">Expressions are series of tokens in an organized form which evaluate to values or storage locations. <text:s/>They are evaluated according to a priority system, where certain groupings of tokens take priority unless the priority is reset by a parentheses operator. <text:s/>Also of importance is that expressions may evaluate to multiple values. <text:s/>In such instances, the parentheses operator will also reduce the number of values to 1.</text:p>
      <text:h text:style-name="P39" text:outline-level="1">Generatehash expression</text:h>
      <text:p text:style-name="P9">Generatehash expressions evaluate a value and generate a hash from it. <text:s/>The hash of any value, instance or non-instance, is guaranteed to be consistent for that value unless serialized. <text:s/>If serialized, consistency is no longer guaranteed, though you can use Core.RDX.serializationDetector to mitigate this.</text:p>
      <text:h text:style-name="P39" text:outline-level="1">Typeof expression</text:h>
      <text:p text:style-name="P9">Typeof expressions have two uses: When used on a type-specifier, the result is a value of either Core.RDX.StructuredType, Core.RDX.DelegateType, or Core.RDX.ArrayOfType corresponding to the type of the type specifier. <text:s/>The value returned for “null” is the Core.Object instance. <text:s/>One additional important factor is that the type of static delegate types is Core.RDX.DelegateType, but the type of bound delegate types is Core.RDX.StructuredType.</text:p>
      <text:p text:style-name="P9">When used on a value, the result is the type specifier of that value's compile-time type, which is different from its runtime type, which may be a subclass. <text:s/>If you want the runtime type of an object, you should use its GetType() method.</text:p>
      <text:h text:style-name="P39" text:outline-level="1">Type cast (“as”) expression</text:h>
      <text:p text:style-name="P9">Type cast expressions attempt to convert a value or set of values to another type. <text:s/>They may also be used to convert a single method to a delegate. <text:s/>If the conversion is polymorphic and is not successful, then a Core.RDX.IncompatibleConversionException will be thrown.</text:p>
      <text:p text:style-name="P9">For example:</text:p>
      <text:p text:style-name="P17"><text:soft-page-break/>local string str1, str2;</text:p>
      <text:p text:style-name="P17">local int int1, int2;</text:p>
      <text:p text:style-name="P17">int1 = str1 as int;</text:p>
      <text:p text:style-name="P17">int1, int2 = tuple(str1, str2) as (int, int);</text:p>
      <text:h text:style-name="P39" text:outline-level="1">Tuple expression</text:h>
      <text:p text:style-name="P9">Tuple expressions allow multiple expressions to form a multi-value expression in situations where a single expression is normally expected, such as an operator. <text:s/>See the previous example for a case of this.</text:p>
      <text:h text:style-name="P39" text:outline-level="1">Invocation-type constructor</text:h>
      <text:p text:style-name="P9">Invocation type constructors initialize classes and structs with a parameter list. <text:s/>The value is first initialized with any property default values, and then the “Initialize” method of the type is called.</text:p>
      <text:h text:style-name="P39" text:outline-level="1">Array element constructor</text:h>
      <text:p text:style-name="P9">Array element constructors contain a list of values which are assigned to an array. <text:s/>An array type specifier may be initialized without value count if the value count can be inferred from the initializer. <text:s/>Multi-dimensional arrays must enclose each dimension with curly braces and the outermost elements are evaluated first.</text:p>
      <text:p text:style-name="P9">For example:</text:p>
      <text:p text:style-name="P17">local string[] myStrings = new string[] { "string 0", "string 1" };</text:p>
      <text:p text:style-name="P17">local string[,] my2DStrings = new string[,] {</text:p>
      <text:p text:style-name="P17"><text:tab/>{ "string 0,0", "string 0,1" },</text:p>
      <text:p text:style-name="P17"><text:tab/>{ "string 1,0", "string 1,1" },</text:p>
      <text:p text:style-name="P17">};</text:p>
      <text:h text:style-name="P39" text:outline-level="1">Property constructors</text:h>
      <text:p text:style-name="P9">Property constructors may be used with structured types to initialize specific properties. <text:s/>Unlike invocation-type constructors, property-type constructors are legal as initializers, but they may only execute code if within a code block. <text:s/>The default values for the type are initialized before the properties are initialized.</text:p>
      <text:p text:style-name="P9">For example:</text:p>
      <text:p text:style-name="P17">local MyClass myInstance = new MyClass { property1 = 111, property2 = 222 };</text:p>
      <text:h text:style-name="P39" text:outline-level="1">Indexing</text:h>
      <text:p text:style-name="P9">Indexing has two different behaviors depending on whether the expression being indexed is an array or not. <text:s/>If the expression is an array, the element at the given index is looked up. <text:s/>If the expression is not an array, it is equivalent to calling the __index method when being read with the indexes as the parameters, or the __setindex method with the value followed by the target indexes.</text:p>
      <text:h text:style-name="P39" text:outline-level="1"><text:soft-page-break/>Method invocation</text:h>
      <text:p text:style-name="P9">Method invocation invokes a the method group or delegate referenced by the expression prior to the parameter list. <text:s/>If the “:explicit” suffix is added, then the method is executed as if the value was of its runtime type, even if the method was virtual and overridden by a subclass.</text:p>
      <text:p text:style-name="P9">The values provided will be passed to the method and available as local variables. <text:s/>In addition, expressions that evaluate to multiple values are handled as multiple parameters unless isolated using parentheses.</text:p>
      <text:h text:style-name="P39" text:outline-level="1">Operators</text:h>
      <text:p text:style-name="P9">Most operations that can be performed in expressions are handled as method calls. <text:s/>Unlike traditional method calls, operators are automatically isolated to one value, regardless of whether the right side of an operator would evaluate to multiple values.</text:p>
      <text:p text:style-name="P6">The equivalencies are as follows:</text:p>
      <table:table table:name="Table3" table:style-name="Table3">
        <table:table-column table:style-name="Table3.A"/>
        <table:table-column table:style-name="Table3.B"/>
        <table:table-row>
          <table:table-cell table:style-name="Table3.A1" office:value-type="string">
            <text:p text:style-name="P23">Operator</text:p>
          </table:table-cell>
          <table:table-cell table:style-name="Table3.B1" office:value-type="string">
            <text:p text:style-name="P23">Equivalent to</text:p>
          </table:table-cell>
        </table:table-row>
        <table:table-row>
          <table:table-cell table:style-name="Table3.A2" office:value-type="string">
            <text:p text:style-name="P17">a * b</text:p>
          </table:table-cell>
          <table:table-cell table:style-name="Table3.B2" office:value-type="string">
            <text:p text:style-name="P17">(a).__mul((b))</text:p>
          </table:table-cell>
        </table:table-row>
        <table:table-row>
          <table:table-cell table:style-name="Table3.A2" office:value-type="string">
            <text:p text:style-name="P17">a / b</text:p>
          </table:table-cell>
          <table:table-cell table:style-name="Table3.B2" office:value-type="string">
            <text:p text:style-name="P17">(a).__div((b))</text:p>
          </table:table-cell>
        </table:table-row>
        <table:table-row>
          <table:table-cell table:style-name="Table3.A2" office:value-type="string">
            <text:p text:style-name="P17">a % b</text:p>
          </table:table-cell>
          <table:table-cell table:style-name="Table3.B2" office:value-type="string">
            <text:p text:style-name="P17">(a).__mod((b))</text:p>
          </table:table-cell>
        </table:table-row>
        <table:table-row>
          <table:table-cell table:style-name="Table3.A2" office:value-type="string">
            <text:p text:style-name="P17">a + b</text:p>
          </table:table-cell>
          <table:table-cell table:style-name="Table3.B2" office:value-type="string">
            <text:p text:style-name="P17">(a).__add((b))</text:p>
          </table:table-cell>
        </table:table-row>
        <table:table-row>
          <table:table-cell table:style-name="Table3.A2" office:value-type="string">
            <text:p text:style-name="P17">a - b</text:p>
          </table:table-cell>
          <table:table-cell table:style-name="Table3.B2" office:value-type="string">
            <text:p text:style-name="P17">(a).__sub((b))</text:p>
          </table:table-cell>
        </table:table-row>
        <table:table-row>
          <table:table-cell table:style-name="Table3.A2" office:value-type="string">
            <text:p text:style-name="P17">- a</text:p>
          </table:table-cell>
          <table:table-cell table:style-name="Table3.B2" office:value-type="string">
            <text:p text:style-name="P17">__neg((b))</text:p>
          </table:table-cell>
        </table:table-row>
        <table:table-row>
          <table:table-cell table:style-name="Table3.A2" office:value-type="string">
            <text:p text:style-name="P17">a == b</text:p>
          </table:table-cell>
          <table:table-cell table:style-name="Table3.B2" office:value-type="string">
            <text:p text:style-name="P17">(a).__eq((b))</text:p>
          </table:table-cell>
        </table:table-row>
        <table:table-row>
          <table:table-cell table:style-name="Table3.A2" office:value-type="string">
            <text:p text:style-name="P17">a != b</text:p>
          </table:table-cell>
          <table:table-cell table:style-name="Table3.B2" office:value-type="string">
            <text:p text:style-name="P17">(a).__ne((b))</text:p>
          </table:table-cell>
        </table:table-row>
        <table:table-row>
          <table:table-cell table:style-name="Table3.A2" office:value-type="string">
            <text:p text:style-name="P17">a &lt;= b</text:p>
          </table:table-cell>
          <table:table-cell table:style-name="Table3.B2" office:value-type="string">
            <text:p text:style-name="P17">(a).__le((b))</text:p>
          </table:table-cell>
        </table:table-row>
        <table:table-row>
          <table:table-cell table:style-name="Table3.A2" office:value-type="string">
            <text:p text:style-name="P17">a &gt;= b</text:p>
          </table:table-cell>
          <table:table-cell table:style-name="Table3.B2" office:value-type="string">
            <text:p text:style-name="P17">(a).__ge((b))</text:p>
          </table:table-cell>
        </table:table-row>
        <table:table-row>
          <table:table-cell table:style-name="Table3.A2" office:value-type="string">
            <text:p text:style-name="P17">a &lt; b</text:p>
          </table:table-cell>
          <table:table-cell table:style-name="Table3.B2" office:value-type="string">
            <text:p text:style-name="P17">(a).__lt((b))</text:p>
          </table:table-cell>
        </table:table-row>
        <table:table-row>
          <table:table-cell table:style-name="Table3.A13" office:value-type="string">
            <text:p text:style-name="P17">a &gt; b</text:p>
          </table:table-cell>
          <table:table-cell table:style-name="Table3.B2" office:value-type="string">
            <text:p text:style-name="P17">(a).__gt((b))</text:p>
          </table:table-cell>
        </table:table-row>
      </table:table>
      <text:p text:style-name="P9"/>
      <text:p text:style-name="P9">In addition, the == and != operators may be for equality an inequality comparisons for values that are compatible, even if the values do not have __eq or __ne methods, or if they do not match.</text:p>
      <text:h text:style-name="P39" text:outline-level="1"><text:soft-page-break/>Boolean early-outs</text:h>
      <text:p text:style-name="P9">The boolean “and” operator will only evaluate the second expression if the first expression evaluates to “true”, while the “or” operator will only evaluate the second expression if the first expression evaluates to “false”.</text:p>
      <text:h text:style-name="P44" text:outline-level="1">Templates</text:h>
      <text:p text:style-name="P12">RDX supports template types via the template operator (“:&lt; … &gt;”) in type specifiers. <text:s/>The template operator accepts a list of types and, if a template for that list has not yet been generated, it will be based on the template type specified and with the type parameters available as typedef members of the newly-generated type.</text:p>
      <text:p text:style-name="P12">For example:</text:p>
      <text:p text:style-name="P17">public class Dictionary:&lt;Tkey, Tvalue&gt;</text:p>
      <text:p text:style-name="P17">{</text:p>
      <text:p text:style-name="P17"><text:tab/>public function Tvalue __index(Tkey key)</text:p>
      <text:p text:style-name="P17"><text:tab/>{</text:p>
      <text:p text:style-name="P17"><text:tab/><text:tab/>...</text:p>
      <text:p text:style-name="P17"><text:tab/>}</text:p>
      <text:p text:style-name="P17"><text:tab/>public function void __setindex(Tvalue value, Tkey key)</text:p>
      <text:p text:style-name="P17"><text:tab/>{</text:p>
      <text:p text:style-name="P17"><text:tab/><text:tab/>...</text:p>
      <text:p text:style-name="P17"><text:tab/>}</text:p>
      <text:p text:style-name="P17">}</text:p>
      <text:p text:style-name="P17"/>
      <text:p text:style-name="P17">public class MyApp</text:p>
      <text:p text:style-name="P17">{</text:p>
      <text:p text:style-name="P17"><text:tab/>public static void MyMethod()</text:p>
      <text:p text:style-name="P17"><text:tab/>{</text:p>
      <text:p text:style-name="P17"><text:tab/><text:tab/>local Dictionary:&lt;string, int&gt; myDictionary = new Dictionary:&lt;string, int&gt; ();</text:p>
      <text:p text:style-name="P17"><text:tab/><text:tab/>local int myInt;</text:p>
      <text:p text:style-name="P17"><text:tab/><text:tab/>local string myString;</text:p>
      <text:p text:style-name="P17"><text:tab/><text:tab/>...</text:p>
      <text:p text:style-name="P17"><text:tab/><text:tab/>myInt = myDictionary[myString];</text:p>
      <text:p text:style-name="P17"><text:tab/><text:tab/>...</text:p>
      <text:p text:style-name="P17"><text:tab/>}</text:p>
      <text:p text:style-name="P17">}</text:p>
      <text:p text:style-name="P17"/>
      <text:p text:style-name="P10"/>
      <text:h text:style-name="P43" text:outline-level="1">Type conversion and method signature matching</text:h>
      <text:p text:style-name="P9">Many expressions in RDX are expected to evaluate to a particular type to be useful. <text:s/>Depending on the actual type of the value, RDX may perform some type of conversion. <text:s/>The “as” operator can also be used to force a type conversion.</text:p>
      <text:p text:style-name="P9">RDX recognizes 6 levels of type compatibility:</text:p>
      <text:list xml:id="list37195999" text:style-name="L5">
        <text:list-item>
          <text:p text:style-name="P28"><text:span text:style-name="T1">Exact</text:span><text:span text:style-name="T2">: The type of the value is the expected type.</text:span></text:p>
        </text:list-item>
        <text:list-item>
          <text:p text:style-name="P28"><text:span text:style-name="T1">Direct</text:span><text:span text:style-name="T2">: The type of the value is a subclass of the expected type. <text:s/>This also includes conversion of static delegates to Core.RDX.Method, bound delegates to Core.Object, conversion of arrays to Core.Array or Core.Object, conversion of enums to Core.int, conversion of null to any instance type.</text:span></text:p>
        </text:list-item>
        <text:list-item>
          <text:p text:style-name="P28"><text:span text:style-name="T1">Lossless</text:span><text:span text:style-name="T2">: The type of the value has a “promote” method that converts to the expected type, or the type of the value is a static delegate and the expected type is a bound delegate with the same parameters.</text:span></text:p>
        </text:list-item>
        <text:list-item>
          <text:p text:style-name="P28"><text:span text:style-name="T1">Lossy</text:span><text:span text:style-name="T2">: The type of the value has a “coerce” method that converts to the expected type. <text:s/>This will cause a compiler warning if it is used.</text:span></text:p>
        </text:list-item>
        <text:list-item>
          <text:p text:style-name="P28"><text:span text:style-name="T1">Polymorphic</text:span><text:span text:style-name="T2">: The type of the value is a parent class of the expected type. <text:s/>Converting will cause a runtime check and an IncompatibleConversionException will be thrown if the value is not a subclass of the expected type.</text:span></text:p>
        </text:list-item>
        <text:list-item>
          <text:p text:style-name="P28"><text:span text:style-name="T1">Incompatible</text:span><text:span text:style-name="T2">: The type of the value is not convertible to the expected type.</text:span></text:p>
        </text:list-item>
      </text:list>
      <text:p text:style-name="P9"/>
      <text:p text:style-name="P11"><text:span text:style-name="T2">When multiple methods have the same number of required parameters as the number of values supplied, each parameter is checked for conversion compatibility to each parameter and the </text:span><text:span text:style-name="T1">worst</text:span><text:span text:style-name="T2"> match in the parameter list becomes the matchability of that method. <text:s/>The actual method invoked is the one with the </text:span><text:span text:style-name="T1">best</text:span><text:span text:style-name="T2"> matchability for that parameter list. <text:s/>If multiple methods exist in the best quality of conversion, a compiler error is produced.</text:span></text:p>
      <text:h text:style-name="P41" text:outline-level="1">Conversion order of events</text:h>
      <text:p text:style-name="P11">In any scenario where multiple values are accepted and converted to new types, the RDX runtime will compute each expression from left to right and will convert the values resulting from each expression from left to right <text:span text:style-name="T5">before</text:span><text:span text:style-name="T6"> computing the next expression.</text:span> </text:p>
      <text:h text:style-name="P43" text:outline-level="1">Array type conversion</text:h>
      <text:p text:style-name="P11">Array types may only be cast to other array types if the dimensions count match and certain subtype criteria are met. <text:s/>Generally, it is possible to cast arrays to other array types if it is not possible for the new type to be used to populate the array with invalid data.</text:p>
      <text:p text:style-name="P11"/>
      <table:table table:name="Table4" table:style-name="Table4">
        <table:table-column table:style-name="Table4.A" table:number-columns-repeated="3"/>
        <table:table-column table:style-name="Table4.D"/>
        <table:table-row>
          <table:table-cell table:style-name="Table4.A1" office:value-type="string">
            <text:p text:style-name="P11">Source subtype to destination subtype compatibility</text:p>
          </table:table-cell>
          <table:table-cell table:style-name="Table4.A1" office:value-type="string">
            <text:p text:style-name="P11">Source is constant array</text:p>
          </table:table-cell>
          <table:table-cell table:style-name="Table4.A1" office:value-type="string">
            <text:p text:style-name="P11">Destination is constant array</text:p>
          </table:table-cell>
          <table:table-cell table:style-name="Table4.D1" office:value-type="string">
            <text:p text:style-name="P23">Conversion compatibility level</text:p>
          </table:table-cell>
        </table:table-row>
        <table:table-row>
          <table:table-cell table:style-name="Table4.A2" table:number-rows-spanned="4" office:value-type="string">
            <text:p text:style-name="P23">Exact</text:p>
          </table:table-cell>
          <table:table-cell table:style-name="Table4.A2" table:number-rows-spanned="2" office:value-type="string">
            <text:p text:style-name="P23">Yes</text:p>
          </table:table-cell>
          <table:table-cell table:style-name="Table4.A2" office:value-type="string">
            <text:p text:style-name="P23">Yes</text:p>
          </table:table-cell>
          <table:table-cell table:style-name="Table4.D2" office:value-type="string">
            <text:p text:style-name="P23">Exact</text:p>
          </table:table-cell>
        </table:table-row>
        <table:table-row>
          <table:covered-table-cell/>
          <table:covered-table-cell/>
          <table:table-cell table:style-name="Table4.A2" office:value-type="string">
            <text:p text:style-name="P23">No</text:p>
          </table:table-cell>
          <table:table-cell table:style-name="Table4.D2" office:value-type="string">
            <text:p text:style-name="P23">Polymorphic</text:p>
          </table:table-cell>
        </table:table-row>
        <table:table-row>
          <table:covered-table-cell/>
          <table:table-cell table:style-name="Table4.A2" table:number-rows-spanned="2" office:value-type="string">
            <text:p text:style-name="P23">No</text:p>
          </table:table-cell>
          <table:table-cell table:style-name="Table4.A2" office:value-type="string">
            <text:p text:style-name="P23">Yes</text:p>
          </table:table-cell>
          <table:table-cell table:style-name="Table4.D2" office:value-type="string">
            <text:p text:style-name="P23">Direct</text:p>
          </table:table-cell>
        </table:table-row>
        <table:table-row>
          <table:covered-table-cell/>
          <table:covered-table-cell/>
          <table:table-cell table:style-name="Table4.A2" office:value-type="string">
            <text:p text:style-name="P23">No</text:p>
          </table:table-cell>
          <table:table-cell table:style-name="Table4.D2" office:value-type="string">
            <text:p text:style-name="P23">Exact</text:p>
          </table:table-cell>
        </table:table-row>
        <table:table-row>
          <table:table-cell table:style-name="Table4.A6" table:number-rows-spanned="2" table:number-columns-spanned="2" office:value-type="string">
            <text:p text:style-name="P24">Direct</text:p>
          </table:table-cell>
          <table:covered-table-cell/>
          <table:table-cell table:style-name="Table4.A6" office:value-type="string">
            <text:p text:style-name="P24">Yes</text:p>
          </table:table-cell>
          <table:table-cell table:style-name="Table4.D6" office:value-type="string">
            <text:p text:style-name="P24">Direct</text:p>
          </table:table-cell>
        </table:table-row>
        <table:table-row>
          <table:covered-table-cell/>
          <table:covered-table-cell/>
          <table:table-cell table:style-name="Table4.A6" office:value-type="string">
            <text:p text:style-name="P23">No</text:p>
          </table:table-cell>
          <table:table-cell table:style-name="Table4.D6" office:value-type="string">
            <text:p text:style-name="P23">Incompatible</text:p>
          </table:table-cell>
        </table:table-row>
        <table:table-row>
          <table:table-cell table:style-name="Table4.A2" table:number-columns-spanned="3" office:value-type="string">
            <text:p text:style-name="P23">Polymorphic</text:p>
          </table:table-cell>
          <table:covered-table-cell/>
          <table:covered-table-cell/>
          <table:table-cell table:style-name="Table4.D2" office:value-type="string">
            <text:p text:style-name="P23">Polymorphic</text:p>
          </table:table-cell>
        </table:table-row>
        <table:table-row>
          <table:table-cell table:style-name="Table4.A6" table:number-columns-spanned="3" office:value-type="string">
            <text:p text:style-name="P23">To Core.Array</text:p>
          </table:table-cell>
          <table:covered-table-cell/>
          <table:covered-table-cell/>
          <table:table-cell table:style-name="Table4.D6" office:value-type="string">
            <text:p text:style-name="P23">Direct</text:p>
          </table:table-cell>
        </table:table-row>
        <table:table-row>
          <table:table-cell table:style-name="Table4.A2" table:number-columns-spanned="3" office:value-type="string">
            <text:p text:style-name="P23">Anything Else</text:p>
          </table:table-cell>
          <table:covered-table-cell/>
          <table:covered-table-cell/>
          <table:table-cell table:style-name="Table4.D2" office:value-type="string">
            <text:p text:style-name="P23">Incompatible</text:p>
          </table: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master-page-name="">
      <style:paragraph-properties fo:margin-left="0.3in" fo:margin-right="0in" fo:keep-together="always" fo:orphans="0" fo:widows="0" fo:hyphenation-ladder-count="no-limit" fo:text-indent="-0.3in" style:auto-text-indent="false" style:page-number="auto" fo:background-color="#ffffcc" fo:padding="0.0201in" fo:border="0.0138in solid #000000" style:shadow="#808080 0.0701in 0.0701in" fo:keep-with-next="always">
        <style:tab-stops/>
        <style:drop-cap/>
        <style:background-image/>
      </style:paragraph-properties>
      <style:text-properties style:font-name="Courier New" fo:font-size="9pt" style:text-overline-style="none" style:text-overline-color="#cccccc" fo:hyphenate="true" fo:hyphenation-remain-char-count="2" fo:hyphenation-push-char-count="2"/>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0402in" fo:padding="0in" fo:border-left="none" fo:border-right="none" fo:border-top="none" fo:border-bottom="0.0138in solid #808080" style:shadow="none"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NSimSun" style:font-name-complex="Courier New1"/>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Red" style:family="text">
      <style:text-properties fo:color="#ff3366"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9063in" style:type="right"/>
          <style:tab-stop style:position="6.9252in" style:type="right"/>
        </style:tab-stops>
      </style:paragraph-properties>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Horizontal_20_Line"/>
        <text:p text:style-name="MP1"><text:title>The RDX Extension Language Reference</text:title><text:tab/>Page <text:page-number text:select-page="current">27</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04T20:52:14</meta:creation-date>
    <dc:date>2013-04-09T17:07:42.09</dc:date>
    <meta:editing-duration>P12DT23H34M32S</meta:editing-duration>
    <meta:editing-cycles>133</meta:editing-cycles>
    <meta:generator>OpenOffice.org/3.3$Win32 OpenOffice.org_project/330m20$Build-9567</meta:generator>
    <dc:title>The RDX Extension Language Reference</dc:title>
    <meta:document-statistic meta:table-count="4" meta:image-count="0" meta:object-count="0" meta:page-count="27" meta:paragraph-count="616" meta:word-count="6412" meta:character-count="40137"/>
  </office:meta>
</office:document-meta>
</file>